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27000000F9418DC779.jpg" manifest:media-type="image/jpeg"/>
  <manifest:file-entry manifest:full-path="Pictures/100000000000092A000006426C48945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0.4986in" fo:margin-left="0.4431in" table:align="left"/>
    </style:style>
    <style:style style:name="Table1.A" style:family="table-column">
      <style:table-column-properties style:column-width="0.4986in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0.4986in" fo:margin-left="0.4431in" table:align="left"/>
    </style:style>
    <style:style style:name="Table2.A" style:family="table-column">
      <style:table-column-properties style:column-width="0.4986in"/>
    </style:style>
    <style:style style:name="Table2.A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0pt" fo:font-weight="bold" officeooo:paragraph-rsid="001afacb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0pt" fo:font-weight="bold" officeooo:rsid="0009fea0" officeooo:paragraph-rsid="001afacb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0pt" fo:font-weight="bold" officeooo:rsid="0009fea0" officeooo:paragraph-rsid="0007ad8e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4pt" fo:font-weight="bold" officeooo:rsid="0009fea0" officeooo:paragraph-rsid="0007ad8e" style:font-size-asian="14pt" style:font-weight-asian="bold" style:font-size-complex="1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Courier New" fo:font-size="14pt" fo:font-weight="bold" officeooo:rsid="0007eaad" officeooo:paragraph-rsid="0007eaad" style:font-size-asian="14pt" style:font-weight-asian="bold" style:font-size-complex="14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8pt" fo:font-weight="bold" officeooo:rsid="0009fea0" officeooo:paragraph-rsid="001afacb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style:use-window-font-color="true" style:font-name="FreeMono" fo:font-size="8pt" officeooo:paragraph-rsid="005414fe" style:font-size-asian="8pt" style:font-size-complex="8pt"/>
    </style:style>
    <style:style style:name="P8" style:family="paragraph" style:parent-style-name="Table_20_Contents">
      <style:paragraph-properties fo:text-align="justify" style:justify-single-word="false"/>
      <style:text-properties style:use-window-font-color="true" style:font-name="FreeMono" fo:font-size="8pt" officeooo:paragraph-rsid="004d083f" style:font-size-asian="8pt" style:font-size-complex="8pt"/>
    </style:style>
    <style:style style:name="P9" style:family="paragraph" style:parent-style-name="Standard">
      <style:text-properties officeooo:paragraph-rsid="001afacb"/>
    </style:style>
    <style:style style:name="P10" style:family="paragraph" style:parent-style-name="Standard">
      <style:paragraph-properties fo:text-align="justify" style:justify-single-word="false"/>
      <style:text-properties style:use-window-font-color="true" fo:font-size="10pt" officeooo:rsid="0031f922" officeooo:paragraph-rsid="0031f922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style:use-window-font-color="true" fo:font-size="10pt" officeooo:rsid="0031f922" officeooo:paragraph-rsid="00512988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style:use-window-font-color="true" fo:font-size="10pt" officeooo:rsid="0031f922" officeooo:paragraph-rsid="005d83ae" style:font-size-asian="10pt" style:font-size-complex="10pt"/>
    </style:style>
    <style:style style:name="P13" style:family="paragraph" style:parent-style-name="Standard">
      <style:paragraph-properties fo:text-align="justify" style:justify-single-word="false"/>
      <style:text-properties style:use-window-font-color="true" fo:font-size="10pt" officeooo:rsid="004d083f" officeooo:paragraph-rsid="004d083f" style:font-size-asian="10pt" style:font-size-complex="10pt"/>
    </style:style>
    <style:style style:name="P14" style:family="paragraph" style:parent-style-name="Standard">
      <style:paragraph-properties fo:text-align="justify" style:justify-single-word="false"/>
      <style:text-properties style:use-window-font-color="true" fo:font-size="10pt" fo:font-style="normal" officeooo:rsid="005ee237" officeooo:paragraph-rsid="00623f06" style:font-size-asian="10pt" style:font-style-asian="normal" style:font-size-complex="10pt" style:font-style-complex="normal"/>
    </style:style>
    <style:style style:name="P15" style:family="paragraph" style:parent-style-name="Standard">
      <style:paragraph-properties fo:text-align="justify" style:justify-single-word="false"/>
      <style:text-properties style:use-window-font-color="true" fo:font-size="10pt" fo:font-style="normal" officeooo:rsid="005ee237" officeooo:paragraph-rsid="0062578f" style:font-size-asian="10pt" style:font-style-asian="normal" style:font-size-complex="10pt" style:font-style-complex="normal"/>
    </style:style>
    <style:style style:name="P16" style:family="paragraph" style:parent-style-name="Standard">
      <style:paragraph-properties fo:text-align="justify" style:justify-single-word="false"/>
      <style:text-properties style:use-window-font-color="true" fo:font-size="10pt" fo:font-style="normal" officeooo:rsid="005ee237" officeooo:paragraph-rsid="0063fa49" style:font-size-asian="10pt" style:font-style-asian="normal" style:font-size-complex="10pt" style:font-style-complex="normal"/>
    </style:style>
    <style:style style:name="P17" style:family="paragraph" style:parent-style-name="Standard">
      <style:paragraph-properties fo:text-align="justify" style:justify-single-word="false"/>
      <style:text-properties style:use-window-font-color="true" fo:font-size="10pt" fo:font-style="normal" officeooo:rsid="005ee237" officeooo:paragraph-rsid="00624c4f" style:font-size-asian="10pt" style:font-style-asian="normal" style:font-size-complex="10pt" style:font-style-complex="normal"/>
    </style:style>
    <style:style style:name="P18" style:family="paragraph" style:parent-style-name="Title">
      <style:text-properties style:use-window-font-color="true" fo:font-size="16pt" style:font-size-asian="16pt" style:font-size-complex="16pt"/>
    </style:style>
    <style:style style:name="P19" style:family="paragraph" style:parent-style-name="Footnote">
      <style:text-properties officeooo:rsid="004d1311" officeooo:paragraph-rsid="004d1311"/>
    </style:style>
    <style:style style:name="P20" style:family="paragraph" style:parent-style-name="Standard">
      <style:paragraph-properties fo:text-align="justify" style:justify-single-word="false" style:writing-mode="lr-tb"/>
      <style:text-properties style:use-window-font-color="true" fo:font-size="10pt" officeooo:rsid="004d083f" officeooo:paragraph-rsid="005414fe" style:font-size-asian="10pt" style:font-size-complex="10pt"/>
    </style:style>
    <style:style style:name="P21" style:family="paragraph" style:parent-style-name="Standard" style:list-style-name="L3">
      <style:paragraph-properties fo:text-align="justify" style:justify-single-word="false"/>
      <style:text-properties style:use-window-font-color="true" fo:font-size="10pt" officeooo:rsid="004cb916" officeooo:paragraph-rsid="0056c58a" style:font-size-asian="10pt" style:font-size-complex="10pt"/>
    </style:style>
    <style:style style:name="P22" style:family="paragraph" style:parent-style-name="Standard">
      <style:paragraph-properties fo:text-align="justify" style:justify-single-word="false"/>
      <style:text-properties style:use-window-font-color="true" fo:font-size="10pt" fo:font-style="normal" officeooo:rsid="005ee237" officeooo:paragraph-rsid="0067ce76" style:font-size-asian="10pt" style:font-style-asian="normal" style:font-size-complex="10pt" style:font-style-complex="normal"/>
    </style:style>
    <style:style style:name="P23" style:family="paragraph" style:parent-style-name="Heading_20_3">
      <style:paragraph-properties fo:text-align="justify" style:justify-single-word="false"/>
      <style:text-properties officeooo:rsid="0037e398" officeooo:paragraph-rsid="0037e398"/>
    </style:style>
    <style:style style:name="P24" style:family="paragraph" style:parent-style-name="Heading_20_3">
      <style:paragraph-properties fo:text-align="justify" style:justify-single-word="false"/>
      <style:text-properties style:use-window-font-color="true" fo:font-size="12pt" officeooo:rsid="0031f922" officeooo:paragraph-rsid="00336db2" style:font-size-asian="12pt" style:font-size-complex="12pt"/>
    </style:style>
    <style:style style:name="P25" style:family="paragraph" style:parent-style-name="Heading_20_3">
      <style:paragraph-properties fo:text-align="justify" style:justify-single-word="false"/>
      <style:text-properties style:use-window-font-color="true" fo:font-size="12pt" officeooo:rsid="0031f922" officeooo:paragraph-rsid="0031f922" style:font-size-asian="12pt" style:font-size-complex="12pt"/>
    </style:style>
    <style:style style:name="P26" style:family="paragraph" style:parent-style-name="Heading_20_3">
      <style:paragraph-properties fo:text-align="justify" style:justify-single-word="false"/>
      <style:text-properties style:use-window-font-color="true" fo:font-size="12pt" fo:font-style="normal" officeooo:rsid="0031f922" officeooo:paragraph-rsid="005ee237" style:font-size-asian="12pt" style:font-style-asian="normal" style:font-size-complex="12pt" style:font-style-complex="normal"/>
    </style:style>
    <style:style style:name="P27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style:paragraph-properties fo:margin-left="0in" fo:margin-right="0in" fo:margin-top="0in" fo:margin-bottom="0in" fo:line-height="100%" fo:text-indent="0in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36db2" style:font-style-asian="italic" style:font-style-complex="italic"/>
    </style:style>
    <style:style style:name="T3" style:family="text">
      <style:text-properties fo:font-style="italic" officeooo:rsid="005ee237" style:font-style-asian="italic" style:font-style-complex="italic"/>
    </style:style>
    <style:style style:name="T4" style:family="text">
      <style:text-properties fo:font-style="italic" officeooo:rsid="00605637" style:font-style-asian="italic" style:font-style-complex="italic"/>
    </style:style>
    <style:style style:name="T5" style:family="text">
      <style:text-properties fo:font-style="italic" officeooo:rsid="0061581e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336db2"/>
    </style:style>
    <style:style style:name="T8" style:family="text">
      <style:text-properties style:use-window-font-color="true" fo:font-size="12pt" style:font-size-asian="12pt" style:font-size-complex="12pt"/>
    </style:style>
    <style:style style:name="T9" style:family="text">
      <style:text-properties style:use-window-font-color="true" fo:font-size="12pt" officeooo:rsid="004c0078" style:font-size-asian="12pt" style:font-size-complex="12pt"/>
    </style:style>
    <style:style style:name="T10" style:family="text">
      <style:text-properties style:use-window-font-color="true" fo:font-size="12pt" fo:font-style="italic" officeooo:rsid="0031f922" style:font-size-asian="12pt" style:font-style-asian="italic" style:font-size-complex="12pt" style:font-style-complex="italic"/>
    </style:style>
    <style:style style:name="T11" style:family="text">
      <style:text-properties style:font-name="FreeMono"/>
    </style:style>
    <style:style style:name="T12" style:family="text">
      <style:text-properties style:font-name="FreeMono" officeooo:rsid="00336db2"/>
    </style:style>
    <style:style style:name="T13" style:family="text">
      <style:text-properties style:font-name="FreeMono" officeooo:rsid="003683ec"/>
    </style:style>
    <style:style style:name="T14" style:family="text">
      <style:text-properties style:font-name="FreeMono" officeooo:rsid="004d083f"/>
    </style:style>
    <style:style style:name="T15" style:family="text">
      <style:text-properties style:font-name="FreeMono" officeooo:rsid="005d83ae"/>
    </style:style>
    <style:style style:name="T16" style:family="text">
      <style:text-properties style:font-name="FreeMono" officeooo:rsid="005eb10f"/>
    </style:style>
    <style:style style:name="T17" style:family="text">
      <style:text-properties officeooo:rsid="0045b559"/>
    </style:style>
    <style:style style:name="T18" style:family="text">
      <style:text-properties officeooo:rsid="0049da32"/>
    </style:style>
    <style:style style:name="T19" style:family="text">
      <style:text-properties officeooo:rsid="004c0078"/>
    </style:style>
    <style:style style:name="T20" style:family="text">
      <style:text-properties officeooo:rsid="004d083f"/>
    </style:style>
    <style:style style:name="T21" style:family="text">
      <style:text-properties fo:padding="0.0201in" fo:border="0.06pt solid #000000" style:shadow="none"/>
    </style:style>
    <style:style style:name="T22" style:family="text">
      <style:text-properties officeooo:rsid="004eaef7"/>
    </style:style>
    <style:style style:name="T23" style:family="text">
      <style:text-properties officeooo:rsid="004ffb0d"/>
    </style:style>
    <style:style style:name="T24" style:family="text">
      <style:text-properties officeooo:rsid="00512988"/>
    </style:style>
    <style:style style:name="T25" style:family="text">
      <style:text-properties officeooo:rsid="005d83ae"/>
    </style:style>
    <style:style style:name="T26" style:family="text">
      <style:text-properties officeooo:rsid="005ee237"/>
    </style:style>
    <style:style style:name="T27" style:family="text">
      <style:text-properties officeooo:rsid="005fb242"/>
    </style:style>
    <style:style style:name="T28" style:family="text">
      <style:text-properties officeooo:rsid="0062578f"/>
    </style:style>
    <style:style style:name="T29" style:family="text">
      <style:text-properties officeooo:rsid="0063fa49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6" style:family="graphic" style:list-style-name="L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 style:list-style-name="L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 style:list-style-name="L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 style:list-style-name="L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 style:list-style-name="L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 style:list-style-name="L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 style:list-style-name="L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 style:list-style-name="L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 style:list-style-name="L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 style:list-style-name="L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 style:list-style-name="L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 style:list-style-name="L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 style:list-style-name="L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 style:list-style-name="L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 style:list-style-name="L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 style:list-style-name="L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 style:list-style-name="L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 style:list-style-name="L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 style:list-style-name="L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 style:list-style-name="L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 style:list-style-name="L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 style:list-style-name="L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 style:list-style-name="L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 style:list-style-name="L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Computer Programming (2)" text:name="CourseTitle"/>
        <text:user-field-decl office:value-type="string" office:string-value="ECE 214C" text:name="CourseCode"/>
      </text:user-field-decls>
      <text:p text:style-name="P18">Sheet <text:span text:style-name="T18">3</text:span></text:p>
      <text:h text:style-name="P23" text:outline-level="3"><text:bookmark-start text:name="__DdeLink__245_601613352"/><text:span text:style-name="T8">Problem </text:span><text:span text:style-name="T9">1</text:span><text:span text:style-name="T8">: </text:span><text:span text:style-name="T10">Integer Reversal</text:span><text:bookmark-end text:name="__DdeLink__245_601613352"/></text:h>
      <text:p text:style-name="P10">Write a method <text:bookmark-start text:name="__DdeLink__243_601613352"/><text:span text:style-name="T13">intRev</text:span><text:bookmark-end text:name="__DdeLink__243_601613352"/> that takes an integer value and returns the number with its digits reversed.</text:p>
      <text:p text:style-name="P10"><text:span text:style-name="T6">For example</text:span>, given the number 7631, the method should return 1367.</text:p>
      <text:list xml:id="list411574738766848595" text:style-name="L3">
        <text:list-item>
          <text:p text:style-name="P21"><text:span text:style-name="T22">With</text:span> iteration</text:p>
        </text:list-item>
        <text:list-item>
          <text:p text:style-name="P21"><text:span text:style-name="T22">With</text:span> recursion</text:p>
        </text:list-item>
      </text:list>
      <text:h text:style-name="P24" text:outline-level="3">Problem <text:span text:style-name="T19">2</text:span>: <text:span text:style-name="T1">Random Stars </text:span><text:span text:style-name="T2">I</text:span></text:h>
      <text:p text:style-name="P11">Write a method <text:bookmark-start text:name="__DdeLink__198_1516449678"/><text:bookmark-start text:name="__DdeLink__258_601613352"/><text:span text:style-name="T13">rndStars</text:span><text:bookmark-end text:name="__DdeLink__198_1516449678"/><text:bookmark-end text:name="__DdeLink__258_601613352"/> that takes an integer <draw:g text:anchor-type="as-char" svg:y="-0.0634in" draw:z-index="2" draw:style-name="gr1"><svg:title>TexMaths</svg:title><svg:desc>10§inline§w§svg§600§FALSE</svg:desc><draw:polygon draw:style-name="gr2" draw:text-style-name="P27" svg:width="0.1028in" svg:height="0.0594in" svg:x="0in" svg:y="0.0016in" svg:viewBox="0 0 262 152" draw:points="131,152 0,152 0,0 262,0 262,152"><text:p/></draw:polygon><draw:path draw:style-name="gr3" draw:text-style-name="P27" svg:width="0.0917in" svg:height="0.0626in" svg:x="0.0039in" svg:y="0in" svg:viewBox="0 0 234 160" svg:d="M153 36c2-7 5-20 5-23 0-6-5-9-10-9-4 0-11 3-13 10-1 2-18 70-20 79-3 11-3 17-3 23 0 4 0 5 0 7-8 18-19 29-33 29-28 0-28-26-28-32 0-11 2-25 19-68 3-11 6-16 6-23 0-16-12-29-29-29-34 0-47 51-47 54 0 4 4 4 4 4 4 0 4-1 6-6 9-33 23-44 36-44 3 0 8 0 8 11 0 9-4 19-6 25-16 42-20 58-20 72 0 32 24 44 50 44 6 0 23 0 37-25 9 23 34 25 44 25 27 0 42-22 51-43 12-28 24-75 24-92 0-20-10-25-16-25-9 0-18 9-18 17 0 5 3 7 6 10 4 3 12 13 12 30 0 12-10 46-19 64-9 19-21 31-39 31-16 0-26-10-26-30 0-10 3-21 4-26z"><text:p/></draw:path></draw:g> and a <text:span text:style-name="T24">real number</text:span> <draw:g text:anchor-type="as-char" svg:y="-0.0917in" draw:z-index="7" draw:style-name="gr1"><svg:title>TexMaths</svg:title><svg:desc>10§inline§0 \leqslant p \leqslant 1§svg§600§FALSE</svg:desc><draw:polygon draw:style-name="gr2" draw:text-style-name="P27" svg:width="0.5772in" svg:height="0.1161in" svg:x="0in" svg:y="0.0031in" svg:viewBox="0 0 1467 296" draw:points="733,296 0,296 0,0 1467,0 1467,296"><text:p/></draw:polygon><draw:path draw:style-name="gr3" draw:text-style-name="P27" svg:width="0.0583in" svg:height="0.0953in" svg:x="0.0055in" svg:y="0in" svg:viewBox="0 0 149 243" svg:d="M149 122c0-28-2-56-14-82-16-34-45-40-60-40-22 0-47 9-62 42-11 24-13 52-13 80 0 27 1 58 16 85 15 29 41 36 58 36 19 0 46-8 62-41 11-24 13-52 13-80zM74 235c-13 0-34-9-41-43-4-21-4-53-4-74 0-23 0-46 3-65 7-42 33-45 42-45 12 0 35 6 42 41 4 20 4 47 4 69 0 26 0 50-4 73-6 33-26 44-42 44z"><text:p/></draw:path><draw:path draw:style-name="gr3" draw:text-style-name="P27" svg:width="0.0846in" svg:height="0.1071in" svg:x="0.1193in" svg:y="0.0043in" svg:viewBox="0 0 216 273" svg:d="M209 15c4-2 7-4 7-8s-3-7-7-7c-2 0-5 1-7 2l-195 92c-6 3-7 5-7 8s1 6 7 8l195 92c5 2 6 2 7 2 4 0 7-3 7-7s-3-6-7-8l-185-87zM202 270c5 3 6 3 7 3 4 0 7-3 7-7 0-5-3-6-7-8l-195-92c-5-2-6-2-7-2-4 0-7 3-7 7 0 3 1 5 7 7z"><text:p/></draw:path><draw:path draw:style-name="gr3" draw:text-style-name="P27" svg:width="0.072in" svg:height="0.0882in" svg:x="0.2492in" svg:y="0.0307in" svg:viewBox="0 0 184 225" svg:d="M27 199c-3 12-3 15-19 15-4 0-8 0-8 6 0 3 2 5 5 5 9 0 19-2 29-2 12 0 24 2 35 2 2 0 7 0 7-8 0-3-4-3-9-3-18 0-18-3-18-6 0-4 15-62 18-71 4 11 14 23 32 23 41 0 85-52 85-104 0-33-20-56-47-56-17 0-34 13-46 26-3-19-19-26-32-26-16 0-23 14-26 20-6 12-11 33-11 34 0 4 4 4 5 4 3 0 3 0 6-8 6-25 13-42 25-42 6 0 11 3 11 16 0 8-1 12-2 18zM89 46c3-10 12-20 19-25 12-11 22-13 28-13 15 0 23 12 23 33s-12 61-18 75c-12 25-29 36-42 36-23 0-28-29-28-31 0-1 0-2 1-6z"><text:p/></draw:path><draw:path draw:style-name="gr3" draw:text-style-name="P27" svg:width="0.0846in" svg:height="0.1071in" svg:x="0.3732in" svg:y="0.0043in" svg:viewBox="0 0 216 273" svg:d="M209 15c4-2 7-4 7-8s-3-7-7-7c-2 0-5 1-7 2l-195 92c-6 3-7 5-7 8s1 6 7 8l195 92c5 2 6 2 7 2 4 0 7-3 7-7s-3-6-7-8l-185-87zM202 270c5 3 6 3 7 3 4 0 7-3 7-7 0-5-3-6-7-8l-195-92c-5-2-6-2-7-2-4 0-7 3-7 7 0 3 1 5 7 7z"><text:p/></draw:path><draw:path draw:style-name="gr3" draw:text-style-name="P27" svg:width="0.0457in" svg:height="0.0921in" svg:x="0.5201in" svg:y="0in" svg:viewBox="0 0 117 235" svg:d="M73 9c0-8 0-9-8-9-22 23-54 23-65 23v11c7 0 28 0 46-10v183c0 13-1 17-33 17h-11v11c13-1 43-1 58-1 14 0 45 0 57 1v-11h-11c-32 0-33-4-33-17z"><text:p/></draw:path></draw:g> and returns <text:span text:style-name="T23">a string representing </text:span><text:span text:style-name="T23"><draw:g text:anchor-type="as-char" svg:y="-0.0811in" draw:z-index="6" draw:style-name="gr1"><svg:title>TexMaths</svg:title><svg:desc>10§inline§w \times w§svg§600§FALSE</svg:desc><draw:polygon draw:style-name="gr2" draw:text-style-name="P27" svg:width="0.3748in" svg:height="0.0921in" svg:x="0in" svg:y="0in" svg:viewBox="0 0 953 235" draw:points="476,235 0,235 0,0 953,0 953,235"><text:p/></draw:polygon><draw:path draw:style-name="gr3" draw:text-style-name="P27" svg:width="0.0917in" svg:height="0.0626in" svg:x="0.0039in" svg:y="0.0197in" svg:viewBox="0 0 234 160" svg:d="M153 36c2-7 5-20 5-23 0-6-5-9-10-9-4 0-11 3-13 10-1 2-18 70-20 79-3 11-3 17-3 23 0 4 0 5 0 7-8 18-19 29-33 29-28 0-28-26-28-32 0-11 2-25 19-68 3-11 6-16 6-23 0-16-12-29-29-29-34 0-47 51-47 54 0 4 4 4 4 4 4 0 4-1 6-6 9-33 23-44 36-44 3 0 8 0 8 11 0 9-4 19-6 25-16 42-20 58-20 72 0 32 24 44 50 44 6 0 23 0 37-25 9 23 34 25 44 25 27 0 42-22 51-43 12-28 24-75 24-92 0-20-10-25-16-25-9 0-18 9-18 17 0 5 3 7 6 10 4 3 12 13 12 30 0 12-10 46-19 64-9 19-21 31-39 31-16 0-26-10-26-30 0-10 3-21 4-26z"><text:p/></draw:path><draw:path draw:style-name="gr3" draw:text-style-name="P27" svg:width="0.0669in" svg:height="0.0665in" svg:x="0.1539in" svg:y="0.0138in" svg:viewBox="0 0 171 170" svg:d="M86 75l-71-70c-4-4-5-5-8-5s-7 3-7 7c0 3 1 3 5 7l70 71-70 71c-4 4-5 5-5 7 0 4 4 7 7 7s4 0 8-5l70-70 73 73c1 1 4 2 6 2 4 0 7-3 7-7 0 0 0-2-1-4-1 0-57-56-75-74l65-64c2-3 7-7 9-9 0-1 2-2 2-5 0-4-3-7-7-7-3 0-5 1-8 5z"><text:p/></draw:path><draw:path draw:style-name="gr3" draw:text-style-name="P27" svg:width="0.0917in" svg:height="0.0626in" svg:x="0.276in" svg:y="0.0197in" svg:viewBox="0 0 234 160" svg:d="M153 36c2-7 5-20 5-23 0-6-5-9-10-9-4 0-11 3-13 10-1 2-18 70-20 79-3 11-3 17-3 23 0 4 0 5 0 7-8 18-19 29-33 29-28 0-28-26-28-32 0-11 2-25 19-68 3-11 6-16 6-23 0-16-12-29-29-29-34 0-47 51-47 54 0 4 4 4 4 4 4 0 4-1 6-6 9-33 23-44 36-44 3 0 8 0 8 11 0 9-4 19-6 25-16 42-20 58-20 72 0 32 24 44 50 44 6 0 23 0 37-25 9 23 34 25 44 25 27 0 42-22 51-43 12-28 24-75 24-92 0-20-10-25-16-25-9 0-18 9-18 17 0 5 3 7 6 10 4 3 12 13 12 30 0 12-10 46-19 64-9 19-21 31-39 31-16 0-26-10-26-30 0-10 3-21 4-26z"><text:p/></draw:path></draw:g></text:span><text:span text:style-name="T23"> square with about </text:span><text:span text:style-name="T23"><draw:g text:anchor-type="as-char" svg:y="-0.1154in" draw:z-index="5" draw:style-name="gr1"><svg:title>TexMaths</svg:title><svg:desc>10§inline§p \cdot w^2§svg§600§FALSE</svg:desc><draw:polygon draw:style-name="gr2" draw:text-style-name="P27" svg:width="0.3276in" svg:height="0.1394in" svg:x="0.0043in" svg:y="0.002in" svg:viewBox="0 0 833 355" draw:points="416,355 0,355 0,0 833,0 833,355"><text:p/></draw:polygon><draw:path draw:style-name="gr3" draw:text-style-name="P27" svg:width="0.072in" svg:height="0.0882in" svg:x="0in" svg:y="0.0535in" svg:viewBox="0 0 184 225" svg:d="M27 199c-3 12-3 15-19 15-4 0-8 0-8 6 0 3 2 5 5 5 9 0 19-2 29-2 12 0 24 2 35 2 2 0 7 0 7-8 0-3-4-3-9-3-18 0-18-3-18-6 0-4 15-62 18-71 4 11 14 23 32 23 41 0 85-52 85-104 0-33-20-56-47-56-17 0-34 13-46 26-3-19-19-26-32-26-16 0-23 14-26 20-6 12-11 33-11 34 0 4 4 4 5 4 3 0 3 0 6-8 6-25 13-42 25-42 6 0 11 3 11 16 0 8-1 12-2 18zM89 46c3-10 12-20 19-25 12-11 22-13 28-13 15 0 23 12 23 33s-12 61-18 75c-12 25-29 36-42 36-23 0-28-29-28-31 0-1 0-2 1-6z"><text:p/></draw:path><draw:path draw:style-name="gr3" draw:text-style-name="P27" svg:width="0.0146in" svg:height="0.0146in" svg:x="0.1165in" svg:y="0.0728in" svg:viewBox="0 0 38 38" svg:d="M38 19c0-10-8-19-19-19-10 0-19 9-19 19 0 11 9 19 19 19 11 0 19-8 19-19z"><text:p/></draw:path><draw:path draw:style-name="gr4" draw:text-style-name="P27" svg:width="0.0917in" svg:height="0.0626in" svg:x="0.178in" svg:y="0.0535in" svg:viewBox="0 0 234 160" svg:d="M153 36c2-7 5-20 5-23 0-6-5-9-10-9-4 0-11 3-13 10-1 2-18 70-20 79-3 11-3 17-3 23 0 4 0 5 0 7-8 18-19 29-33 29-28 0-28-26-28-32 0-11 2-25 19-68 3-11 6-16 6-23 0-16-12-29-29-29-34 0-47 51-47 54 0 4 4 4 4 4 4 0 4-1 6-6 9-33 23-44 36-44 3 0 8 0 8 11 0 9-4 19-6 25-16 42-20 58-20 72 0 32 24 44 50 44 6 0 23 0 37-25 9 23 34 25 44 25 27 0 42-22 51-43 12-28 24-75 24-92 0-20-10-25-16-25-9 0-18 9-18 17 0 5 3 7 6 10 4 3 12 13 12 30 0 12-10 46-19 64-9 19-21 31-39 31-16 0-26-10-26-30 0-10 3-21 4-26z"><text:p text:style-name="P28"><text:span text:style-name="T30">`</text:span></text:p></draw:path><draw:path draw:style-name="gr3" draw:text-style-name="P27" svg:width="0.0429in" svg:height="0.0642in" svg:x="0.2827in" svg:y="0in" svg:viewBox="0 0 110 164" svg:d="M110 119h-9c0 6-3 20-6 23-2 1-21 1-25 1h-45c26-23 34-30 49-41 19-15 36-30 36-54 0-30-27-48-58-48s-52 22-52 44c0 13 11 14 13 14 6 0 13-4 13-13 0-4-1-13-14-13 7-18 24-23 36-23 25 0 38 19 38 39 0 22-16 39-24 48l-60 59c-2 2-2 2-2 9h102z"><text:p/></draw:path></draw:g></text:span><text:span text:style-name="T23"> randomly placed '</text:span><text:span text:style-name="T12">*</text:span><text:span text:style-name="T7">'</text:span>. <text:span text:style-name="T17">The returned string must contain exactly </text:span><text:span text:style-name="T17"><draw:g text:anchor-type="as-char" svg:y="-0.0634in" draw:z-index="3" draw:style-name="gr1"><svg:title>TexMaths</svg:title><svg:desc>10§inline§w§svg§600§FALSE</svg:desc><draw:polygon draw:style-name="gr2" draw:text-style-name="P27" svg:width="0.1028in" svg:height="0.0594in" svg:x="0in" svg:y="0.0016in" svg:viewBox="0 0 262 152" draw:points="131,152 0,152 0,0 262,0 262,152"><text:p/></draw:polygon><draw:path draw:style-name="gr3" draw:text-style-name="P27" svg:width="0.0917in" svg:height="0.0626in" svg:x="0.0039in" svg:y="0in" svg:viewBox="0 0 234 160" svg:d="M153 36c2-7 5-20 5-23 0-6-5-9-10-9-4 0-11 3-13 10-1 2-18 70-20 79-3 11-3 17-3 23 0 4 0 5 0 7-8 18-19 29-33 29-28 0-28-26-28-32 0-11 2-25 19-68 3-11 6-16 6-23 0-16-12-29-29-29-34 0-47 51-47 54 0 4 4 4 4 4 4 0 4-1 6-6 9-33 23-44 36-44 3 0 8 0 8 11 0 9-4 19-6 25-16 42-20 58-20 72 0 32 24 44 50 44 6 0 23 0 37-25 9 23 34 25 44 25 27 0 42-22 51-43 12-28 24-75 24-92 0-20-10-25-16-25-9 0-18 9-18 17 0 5 3 7 6 10 4 3 12 13 12 30 0 12-10 46-19 64-9 19-21 31-39 31-16 0-26-10-26-30 0-10 3-21 4-26z"><text:p/></draw:path></draw:g></text:span> <text:span text:style-name="T17">lines and every line must contain exactly </text:span><text:span text:style-name="T17"><draw:g text:anchor-type="as-char" svg:y="-0.0634in" draw:z-index="4" draw:style-name="gr1"><svg:title>TexMaths</svg:title><svg:desc>10§inline§w§svg§600§FALSE</svg:desc><draw:polygon draw:style-name="gr2" draw:text-style-name="P27" svg:width="0.1028in" svg:height="0.0594in" svg:x="0in" svg:y="0.0016in" svg:viewBox="0 0 262 152" draw:points="131,152 0,152 0,0 262,0 262,152"><text:p/></draw:polygon><draw:path draw:style-name="gr3" draw:text-style-name="P27" svg:width="0.0917in" svg:height="0.0626in" svg:x="0.0039in" svg:y="0in" svg:viewBox="0 0 234 160" svg:d="M153 36c2-7 5-20 5-23 0-6-5-9-10-9-4 0-11 3-13 10-1 2-18 70-20 79-3 11-3 17-3 23 0 4 0 5 0 7-8 18-19 29-33 29-28 0-28-26-28-32 0-11 2-25 19-68 3-11 6-16 6-23 0-16-12-29-29-29-34 0-47 51-47 54 0 4 4 4 4 4 4 0 4-1 6-6 9-33 23-44 36-44 3 0 8 0 8 11 0 9-4 19-6 25-16 42-20 58-20 72 0 32 24 44 50 44 6 0 23 0 37-25 9 23 34 25 44 25 27 0 42-22 51-43 12-28 24-75 24-92 0-20-10-25-16-25-9 0-18 9-18 17 0 5 3 7 6 10 4 3 12 13 12 30 0 12-10 46-19 64-9 19-21 31-39 31-16 0-26-10-26-30 0-10 3-21 4-26z"><text:p/></draw:path></draw:g></text:span> <text:span text:style-name="T20">characters, either '</text:span><text:span text:style-name="T14">*</text:span><text:span text:style-name="T20">' or '</text:span><text:span text:style-name="T14"> </text:span><text:span text:style-name="T20">'.</text:span></text:p>
      <text:p text:style-name="P13"><text:span text:style-name="T6">For example</text:span>, <text:span text:style-name="T13">rndStars</text:span><text:span text:style-name="T11">(5,0.4)</text:span> <text:span text:style-name="T25">may</text:span> return a string like<text:note text:id="ftn1" text:note-class="footnote"><text:note-citation>1</text:note-citation><text:note-body><text:p text:style-name="P19">Note that the <text:span text:style-name="T21">outline</text:span> around the returned string is just for clarification.</text:p></text:note-body></text:note>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8"><text:s text:c="2"/>* * </text:p>
            <text:p text:style-name="P8"><text:s text:c="2"/>* * </text:p>
            <text:p text:style-name="P8"><text:s/>* <text:s/>* </text:p>
            <text:p text:style-name="P8"><text:s text:c="3"/>* <text:s/></text:p>
            <text:p text:style-name="P8"><text:s/>* * *</text:p>
          </table:table-cell>
        </table:table-row>
      </table:table>
      <text:h text:style-name="P25" text:outline-level="3"><text:bookmark-start text:name="__DdeLink__316_601613352"/>Problem <text:span text:style-name="T19">3</text:span>: <text:span text:style-name="T1">Random Stars </text:span><text:span text:style-name="T2">II</text:span><text:bookmark-end text:name="__DdeLink__316_601613352"/></text:h>
      <text:p text:style-name="P12">Write a method <text:bookmark-start text:name="__DdeLink__198_15164496781"/><text:span text:style-name="T13">rndStars</text:span><text:bookmark-end text:name="__DdeLink__198_15164496781"/> that takes <text:span text:style-name="T23">a char matrix representing </text:span><text:span text:style-name="T23"><draw:g text:anchor-type="as-char" svg:y="-0.0811in" draw:z-index="10" draw:style-name="gr1"><svg:title>TexMaths</svg:title><svg:desc>10§inline§w \times w§svg§600§FALSE</svg:desc><draw:polygon draw:style-name="gr2" draw:text-style-name="P27" svg:width="0.3748in" svg:height="0.0921in" svg:x="0in" svg:y="0in" svg:viewBox="0 0 953 235" draw:points="476,235 0,235 0,0 953,0 953,235"><text:p/></draw:polygon><draw:path draw:style-name="gr3" draw:text-style-name="P27" svg:width="0.0917in" svg:height="0.0626in" svg:x="0.0039in" svg:y="0.0197in" svg:viewBox="0 0 234 160" svg:d="M153 36c2-7 5-20 5-23 0-6-5-9-10-9-4 0-11 3-13 10-1 2-18 70-20 79-3 11-3 17-3 23 0 4 0 5 0 7-8 18-19 29-33 29-28 0-28-26-28-32 0-11 2-25 19-68 3-11 6-16 6-23 0-16-12-29-29-29-34 0-47 51-47 54 0 4 4 4 4 4 4 0 4-1 6-6 9-33 23-44 36-44 3 0 8 0 8 11 0 9-4 19-6 25-16 42-20 58-20 72 0 32 24 44 50 44 6 0 23 0 37-25 9 23 34 25 44 25 27 0 42-22 51-43 12-28 24-75 24-92 0-20-10-25-16-25-9 0-18 9-18 17 0 5 3 7 6 10 4 3 12 13 12 30 0 12-10 46-19 64-9 19-21 31-39 31-16 0-26-10-26-30 0-10 3-21 4-26z"><text:p/></draw:path><draw:path draw:style-name="gr3" draw:text-style-name="P27" svg:width="0.0669in" svg:height="0.0665in" svg:x="0.1539in" svg:y="0.0138in" svg:viewBox="0 0 171 170" svg:d="M86 75l-71-70c-4-4-5-5-8-5s-7 3-7 7c0 3 1 3 5 7l70 71-70 71c-4 4-5 5-5 7 0 4 4 7 7 7s4 0 8-5l70-70 73 73c1 1 4 2 6 2 4 0 7-3 7-7 0 0 0-2-1-4-1 0-57-56-75-74l65-64c2-3 7-7 9-9 0-1 2-2 2-5 0-4-3-7-7-7-3 0-5 1-8 5z"><text:p/></draw:path><draw:path draw:style-name="gr3" draw:text-style-name="P27" svg:width="0.0917in" svg:height="0.0626in" svg:x="0.276in" svg:y="0.0197in" svg:viewBox="0 0 234 160" svg:d="M153 36c2-7 5-20 5-23 0-6-5-9-10-9-4 0-11 3-13 10-1 2-18 70-20 79-3 11-3 17-3 23 0 4 0 5 0 7-8 18-19 29-33 29-28 0-28-26-28-32 0-11 2-25 19-68 3-11 6-16 6-23 0-16-12-29-29-29-34 0-47 51-47 54 0 4 4 4 4 4 4 0 4-1 6-6 9-33 23-44 36-44 3 0 8 0 8 11 0 9-4 19-6 25-16 42-20 58-20 72 0 32 24 44 50 44 6 0 23 0 37-25 9 23 34 25 44 25 27 0 42-22 51-43 12-28 24-75 24-92 0-20-10-25-16-25-9 0-18 9-18 17 0 5 3 7 6 10 4 3 12 13 12 30 0 12-10 46-19 64-9 19-21 31-39 31-16 0-26-10-26-30 0-10 3-21 4-26z"><text:p/></draw:path></draw:g></text:span><text:span text:style-name="T23"> square </text:span>and a <text:span text:style-name="T24">real number</text:span> <draw:g text:anchor-type="as-char" svg:y="-0.0917in" draw:z-index="8" draw:style-name="gr1"><svg:title>TexMaths</svg:title><svg:desc>10§inline§0 \leqslant p \leqslant 1§svg§600§FALSE</svg:desc><draw:polygon draw:style-name="gr2" draw:text-style-name="P27" svg:width="0.5772in" svg:height="0.1161in" svg:x="0in" svg:y="0.0031in" svg:viewBox="0 0 1467 296" draw:points="733,296 0,296 0,0 1467,0 1467,296"><text:p/></draw:polygon><draw:path draw:style-name="gr3" draw:text-style-name="P27" svg:width="0.0583in" svg:height="0.0953in" svg:x="0.0055in" svg:y="0in" svg:viewBox="0 0 149 243" svg:d="M149 122c0-28-2-56-14-82-16-34-45-40-60-40-22 0-47 9-62 42-11 24-13 52-13 80 0 27 1 58 16 85 15 29 41 36 58 36 19 0 46-8 62-41 11-24 13-52 13-80zM74 235c-13 0-34-9-41-43-4-21-4-53-4-74 0-23 0-46 3-65 7-42 33-45 42-45 12 0 35 6 42 41 4 20 4 47 4 69 0 26 0 50-4 73-6 33-26 44-42 44z"><text:p/></draw:path><draw:path draw:style-name="gr3" draw:text-style-name="P27" svg:width="0.0846in" svg:height="0.1071in" svg:x="0.1193in" svg:y="0.0043in" svg:viewBox="0 0 216 273" svg:d="M209 15c4-2 7-4 7-8s-3-7-7-7c-2 0-5 1-7 2l-195 92c-6 3-7 5-7 8s1 6 7 8l195 92c5 2 6 2 7 2 4 0 7-3 7-7s-3-6-7-8l-185-87zM202 270c5 3 6 3 7 3 4 0 7-3 7-7 0-5-3-6-7-8l-195-92c-5-2-6-2-7-2-4 0-7 3-7 7 0 3 1 5 7 7z"><text:p/></draw:path><draw:path draw:style-name="gr3" draw:text-style-name="P27" svg:width="0.072in" svg:height="0.0882in" svg:x="0.2492in" svg:y="0.0307in" svg:viewBox="0 0 184 225" svg:d="M27 199c-3 12-3 15-19 15-4 0-8 0-8 6 0 3 2 5 5 5 9 0 19-2 29-2 12 0 24 2 35 2 2 0 7 0 7-8 0-3-4-3-9-3-18 0-18-3-18-6 0-4 15-62 18-71 4 11 14 23 32 23 41 0 85-52 85-104 0-33-20-56-47-56-17 0-34 13-46 26-3-19-19-26-32-26-16 0-23 14-26 20-6 12-11 33-11 34 0 4 4 4 5 4 3 0 3 0 6-8 6-25 13-42 25-42 6 0 11 3 11 16 0 8-1 12-2 18zM89 46c3-10 12-20 19-25 12-11 22-13 28-13 15 0 23 12 23 33s-12 61-18 75c-12 25-29 36-42 36-23 0-28-29-28-31 0-1 0-2 1-6z"><text:p/></draw:path><draw:path draw:style-name="gr3" draw:text-style-name="P27" svg:width="0.0846in" svg:height="0.1071in" svg:x="0.3732in" svg:y="0.0043in" svg:viewBox="0 0 216 273" svg:d="M209 15c4-2 7-4 7-8s-3-7-7-7c-2 0-5 1-7 2l-195 92c-6 3-7 5-7 8s1 6 7 8l195 92c5 2 6 2 7 2 4 0 7-3 7-7s-3-6-7-8l-185-87zM202 270c5 3 6 3 7 3 4 0 7-3 7-7 0-5-3-6-7-8l-195-92c-5-2-6-2-7-2-4 0-7 3-7 7 0 3 1 5 7 7z"><text:p/></draw:path><draw:path draw:style-name="gr3" draw:text-style-name="P27" svg:width="0.0457in" svg:height="0.0921in" svg:x="0.5201in" svg:y="0in" svg:viewBox="0 0 117 235" svg:d="M73 9c0-8 0-9-8-9-22 23-54 23-65 23v11c7 0 28 0 46-10v183c0 13-1 17-33 17h-11v11c13-1 43-1 58-1 14 0 45 0 57 1v-11h-11c-32 0-33-4-33-17z"><text:p/></draw:path></draw:g>. <text:span text:style-name="T25">The method must place '</text:span><text:span text:style-name="T12">*</text:span><text:span text:style-name="T7">' at exactly </text:span><text:span text:style-name="T7"><draw:g text:anchor-type="as-char" svg:y="-0.1154in" draw:z-index="9" draw:style-name="gr1"><svg:title>TexMaths</svg:title><svg:desc>10§inline§p \cdot w^2§svg§600§FALSE</svg:desc><draw:polygon draw:style-name="gr2" draw:text-style-name="P27" svg:width="0.3276in" svg:height="0.1394in" svg:x="0.0043in" svg:y="0.002in" svg:viewBox="0 0 833 355" draw:points="416,355 0,355 0,0 833,0 833,355"><text:p/></draw:polygon><draw:path draw:style-name="gr3" draw:text-style-name="P27" svg:width="0.072in" svg:height="0.0882in" svg:x="0in" svg:y="0.0535in" svg:viewBox="0 0 184 225" svg:d="M27 199c-3 12-3 15-19 15-4 0-8 0-8 6 0 3 2 5 5 5 9 0 19-2 29-2 12 0 24 2 35 2 2 0 7 0 7-8 0-3-4-3-9-3-18 0-18-3-18-6 0-4 15-62 18-71 4 11 14 23 32 23 41 0 85-52 85-104 0-33-20-56-47-56-17 0-34 13-46 26-3-19-19-26-32-26-16 0-23 14-26 20-6 12-11 33-11 34 0 4 4 4 5 4 3 0 3 0 6-8 6-25 13-42 25-42 6 0 11 3 11 16 0 8-1 12-2 18zM89 46c3-10 12-20 19-25 12-11 22-13 28-13 15 0 23 12 23 33s-12 61-18 75c-12 25-29 36-42 36-23 0-28-29-28-31 0-1 0-2 1-6z"><text:p/></draw:path><draw:path draw:style-name="gr3" draw:text-style-name="P27" svg:width="0.0146in" svg:height="0.0146in" svg:x="0.1165in" svg:y="0.0728in" svg:viewBox="0 0 38 38" svg:d="M38 19c0-10-8-19-19-19-10 0-19 9-19 19 0 11 9 19 19 19 11 0 19-8 19-19z"><text:p/></draw:path><draw:path draw:style-name="gr4" draw:text-style-name="P27" svg:width="0.0917in" svg:height="0.0626in" svg:x="0.178in" svg:y="0.0535in" svg:viewBox="0 0 234 160" svg:d="M153 36c2-7 5-20 5-23 0-6-5-9-10-9-4 0-11 3-13 10-1 2-18 70-20 79-3 11-3 17-3 23 0 4 0 5 0 7-8 18-19 29-33 29-28 0-28-26-28-32 0-11 2-25 19-68 3-11 6-16 6-23 0-16-12-29-29-29-34 0-47 51-47 54 0 4 4 4 4 4 4 0 4-1 6-6 9-33 23-44 36-44 3 0 8 0 8 11 0 9-4 19-6 25-16 42-20 58-20 72 0 32 24 44 50 44 6 0 23 0 37-25 9 23 34 25 44 25 27 0 42-22 51-43 12-28 24-75 24-92 0-20-10-25-16-25-9 0-18 9-18 17 0 5 3 7 6 10 4 3 12 13 12 30 0 12-10 46-19 64-9 19-21 31-39 31-16 0-26-10-26-30 0-10 3-21 4-26z"><text:p text:style-name="P28"><text:span text:style-name="T30">`</text:span></text:p></draw:path><draw:path draw:style-name="gr3" draw:text-style-name="P27" svg:width="0.0429in" svg:height="0.0642in" svg:x="0.2827in" svg:y="0in" svg:viewBox="0 0 110 164" svg:d="M110 119h-9c0 6-3 20-6 23-2 1-21 1-25 1h-45c26-23 34-30 49-41 19-15 36-30 36-54 0-30-27-48-58-48s-52 22-52 44c0 13 11 14 13 14 6 0 13-4 13-13 0-4-1-13-14-13 7-18 24-23 36-23 25 0 38 19 38 39 0 22-16 39-24 48l-60 59c-2 2-2 2-2 9h102z"><text:p/></draw:path></draw:g></text:span><text:span text:style-name="T7"> randomly selected places in the matrix and '</text:span><text:span text:style-name="T14"> </text:span><text:span text:style-name="T20">' otherwise.</text:span></text:p>
      <text:p text:style-name="P20"><text:span text:style-name="T6">For example</text:span>, <text:span text:style-name="T13">rndStars</text:span><text:span text:style-name="T11">(</text:span><text:span text:style-name="T16">sky</text:span><text:span text:style-name="T15">[</text:span><text:span text:style-name="T11">5</text:span><text:span text:style-name="T15">][5]</text:span><text:span text:style-name="T11">,0.4)</text:span> <text:span text:style-name="T25">may</text:span> <text:span text:style-name="T25">update </text:span><text:span text:style-name="T15">sky</text:span><text:span text:style-name="T25"> to be</text:span> like<text:note text:id="ftn2" text:note-class="footnote"><text:note-citation>2</text:note-citation><text:note-body><text:p text:style-name="P19">Note that the <text:span text:style-name="T21">outline</text:span> around the returned string is just for clarification.</text:p></text:note-body></text:note>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7"><text:s text:c="2"/>* * </text:p>
            <text:p text:style-name="P7"><text:s text:c="2"/>* * </text:p>
            <text:p text:style-name="P7"><text:s/>* <text:s/>* </text:p>
            <text:p text:style-name="P7"><text:s text:c="3"/>* <text:s/></text:p>
            <text:p text:style-name="P7"><text:s/>* * *</text:p>
          </table:table-cell>
        </table:table-row>
      </table:table>
      <text:h text:style-name="P26" text:outline-level="3">Problem <text:span text:style-name="T26">4</text:span>: <text:span text:style-name="T3">Mean, Median, </text:span><text:span text:style-name="T4">Mode, </text:span><text:span text:style-name="T5">and Range</text:span></text:h>
      <text:p text:style-name="P14">Write a program to read an array and calculate the mean, median, and trend. <text:span text:style-name="T27">Make sure that you use modular programming technique.</text:span></text:p>
      <text:p text:style-name="P22"><text:span text:style-name="T27">Given </text:span><text:span text:style-name="T27"><draw:g text:anchor-type="as-char" svg:y="-0.1043in" draw:z-index="17" draw:style-name="gr5"><svg:title>TexMaths</svg:title><svg:desc>10§inline§X=\{x_i,i \in [1,N]\}, x \in [0,99]§svg§600§FALSE</svg:desc><draw:polygon draw:style-name="gr6" draw:text-style-name="P27" svg:width="1.8413in" svg:height="0.1382in" svg:x="0in" svg:y="0in" svg:viewBox="0 0 4678 352" draw:points="2339,352 0,352 0,0 4678,0 4678,352"><text:p/></draw:polygon><draw:path draw:style-name="gr7" draw:text-style-name="P27" svg:width="0.1142in" svg:height="0.0945in" svg:x="0.0035in" svg:y="0.0094in" svg:viewBox="0 0 291 241" svg:d="M162 96l-30-70c-1-3-2-4-2-5 0-2 6-9 21-10 3 0 7-1 7-7 0-4-4-4-5-4-15 0-30 1-45 1-9 0-30-1-39-1-2 0-7 0-7 7 0 4 4 4 9 4 21 0 23 3 26 11l42 99-75 80-4 4c-18 18-34 24-52 25-5 0-8 0-8 7 0 1 0 4 5 4 10 0 22-1 33-1 13 0 27 1 39 1 2 0 7 0 7-7 0-4-4-4-5-4-3 0-14-1-14-11 0-5 6-11 10-16l36-38 31-34 36 84c2 4 2 4 2 5 0 3-7 9-21 10-3 0-7 1-7 7 0 4 4 4 6 4 10 0 34-1 44-1 9 0 30 1 39 1 3 0 7 0 7-7 0-4-4-4-6-4-24 0-25-1-31-15-14-33-37-88-45-109 24-25 61-67 72-77 10-9 24-17 45-18 4 0 8 0 8-7 0 0 0-4-5-4-11 0-22 1-33 1-13 0-27-1-39-1-2 0-7 0-7 7 0 3 2 4 4 4 3 0 14 1 14 11 0 5-4 9-6 13z"><text:p/></draw:path><draw:path draw:style-name="gr8" draw:text-style-name="P27" svg:width="0.0921in" svg:height="0.0323in" svg:x="0.1717in" svg:y="0.0531in" svg:viewBox="0 0 235 83" svg:d="M223 14c5 0 12 0 12-7s-7-7-12-7h-211c-5 0-12 0-12 7s7 7 12 7zM223 83c5 0 12 0 12-7s-7-7-12-7h-211c-5 0-12 0-12 7s7 7 12 7z"><text:p/></draw:path><draw:path draw:style-name="gr9" draw:text-style-name="P27" svg:width="0.0492in" svg:height="0.1382in" svg:x="0.3201in" svg:y="0in" svg:viewBox="0 0 126 352" svg:d="M75 47c0-14 9-37 48-39 1-1 3-2 3-4 0-4-3-4-7-4-35 0-68 18-68 44v80c0 14 0 25-14 37-13 10-26 11-34 11-2 1-3 2-3 4 0 4 2 4 6 4 23 2 40 14 44 31 1 4 1 5 1 18v70c0 14 0 26 17 39 14 11 37 14 51 14 4 0 7 0 7-3 0-4-2-4-6-4-22-2-40-13-44-31-1-3-1-4-1-17v-74c0-16-3-22-14-33-8-7-18-11-28-14 29-8 42-24 42-45z"><text:p/></draw:path><draw:path draw:style-name="gr10" draw:text-style-name="P27" svg:width="0.0689in" svg:height="0.0626in" svg:x="0.3831in" svg:y="0.0425in" svg:viewBox="0 0 176 160" svg:d="M108 50c2-10 10-42 35-42 2 0 10 0 17 4-9 2-16 11-16 19 0 6 3 13 13 13 8 0 19-7 19-21 0-18-21-23-33-23-20 0-33 19-37 27-9-23-28-27-38-27-37 0-57 46-57 54 0 4 3 4 4 4 3 0 4-1 5-4 12-37 35-46 47-46 7 0 19 3 19 23 0 11-6 35-19 85-5 22-18 36-33 36-3 0-11 0-18-4 9-2 17-9 17-19s-8-13-14-13c-10 0-19 10-19 21 0 16 18 23 33 23 24 0 36-25 37-27 5 13 17 27 39 27 36 0 56-45 56-54 0-4-3-4-4-4-3 0-4 2-5 4-11 38-35 46-47 46-14 0-19-11-19-23 0-8 2-15 6-31z"><text:p/></draw:path><draw:path draw:style-name="gr11" draw:text-style-name="P27" svg:width="0.0295in" svg:height="0.0654in" svg:x="0.463in" svg:y="0.0598in" svg:viewBox="0 0 76 167" svg:d="M69 9c0-4-3-9-10-9s-14 6-14 14c0 4 3 9 10 9s14-7 14-14zM18 135c-1 3-2 6-2 11 0 11 10 21 24 21 25 0 36-35 36-38 0-4-4-4-4-4-4 0-4 2-5 5-6 19-17 30-27 30-5 0-6-4-6-9 0-6 2-10 4-16 3-7 5-13 8-20 2-6 11-28 12-31s2-6 2-8c0-12-10-21-24-21-25 0-36 34-36 38 0 3 3 3 4 3 4 0 4-1 5-4 6-21 17-30 26-30 4 0 7 2 7 9 0 5-2 9-8 24z"><text:p/></draw:path><draw:path draw:style-name="gr12" draw:text-style-name="P27" svg:width="0.0161in" svg:height="0.0413in" svg:x="0.5161in" svg:y="0.089in" svg:viewBox="0 0 42 106" svg:d="M42 37c0-23-9-37-23-37-12 0-19 9-19 19 0 9 7 19 19 19 4 0 9-2 13-5 1-1 1-1 1-1 1 0 1 0 1 5 0 27-12 48-24 60-4 3-4 4-4 5 0 3 2 4 3 4 4 0 33-27 33-69z"><text:p/></draw:path><draw:path draw:style-name="gr13" draw:text-style-name="P27" svg:width="0.0366in" svg:height="0.0929in" svg:x="0.5697in" svg:y="0.0122in" svg:viewBox="0 0 94 237" svg:d="M91 13c0-7-5-13-14-13s-19 9-19 19c0 6 5 12 14 12 8 0 19-8 19-18zM64 145c4-10 4-11 7-20 3-7 5-12 5-19 0-16-11-29-29-29-34 0-47 51-47 55 0 3 4 3 4 3 4 0 4-1 6-6 10-33 24-44 36-44 3 0 9 0 9 11 0 8-3 15-4 19-3 9-19 50-25 65-3 9-8 21-8 28 0 17 12 29 29 29 34 0 47-51 47-54 0-4-3-4-4-4-4 0-4 1-6 7-6 22-18 43-36 43-6 0-9-3-9-11 0-9 3-14 11-36z"><text:p/></draw:path><draw:path draw:style-name="gr14" draw:text-style-name="P27" svg:width="0.0693in" svg:height="0.0803in" svg:x="0.6634in" svg:y="0.0291in" svg:viewBox="0 0 177 205" svg:d="M164 109c6 0 13 0 13-7s-7-7-13-7h-150c5-47 45-81 95-81h55c6 0 13 0 13-7s-7-7-13-7h-55c-61 0-109 46-109 102 0 57 48 103 109 103h55c6 0 13 0 13-7s-7-7-13-7h-55c-50 0-90-34-95-82z"><text:p/></draw:path><draw:polygon draw:style-name="gr15" draw:text-style-name="P27" svg:width="0.0189in" svg:height="0.1382in" svg:x="0.7988in" svg:y="0in" svg:viewBox="0 0 49 352" draw:points="49,352 49,338 14,338 14,14 49,14 49,0 0,0 0,352"><text:p/></draw:polygon><draw:path draw:style-name="gr16" draw:text-style-name="P27" svg:width="0.0457in" svg:height="0.0921in" svg:x="0.8335in" svg:y="0.0118in" svg:viewBox="0 0 117 235" svg:d="M73 9c0-8 0-9-8-9-22 23-54 23-65 23v11c7 0 28 0 46-10v183c0 13-1 17-33 17h-11v11c13-1 43-1 58-1 14 0 45 0 57 1v-11h-11c-32 0-33-4-33-17z"><text:p/></draw:path><draw:path draw:style-name="gr17" draw:text-style-name="P27" svg:width="0.0161in" svg:height="0.0413in" svg:x="0.902in" svg:y="0.089in" svg:viewBox="0 0 42 106" svg:d="M42 37c0-23-9-37-23-37-12 0-19 9-19 19 0 9 7 19 19 19 4 0 9-2 13-5 1-1 1-1 1-1 1 0 1 0 1 5 0 27-12 48-24 60-4 3-4 4-4 5 0 3 2 4 3 4 4 0 33-27 33-69z"><text:p/></draw:path><draw:path draw:style-name="gr18" draw:text-style-name="P27" svg:width="0.1165in" svg:height="0.0945in" svg:x="0.9571in" svg:y="0.0094in" svg:viewBox="0 0 297 241" svg:d="M253 37c3-14 10-25 38-26 2 0 6 0 6-7 0 0 0-4-5-4-11 0-24 1-35 1-12 0-25-1-36-1-2 0-7 0-7 7 0 4 4 4 7 4 20 0 24 8 24 15 0 2-1 7-1 8l-40 157-78-184c-3-7-3-7-11-7h-47c-7 0-11 0-11 7 0 4 4 4 10 4 2 0 24 0 24 3l-47 190c-3 14-9 25-38 26-2 0-6 0-6 7 0 3 2 4 5 4 11 0 23-1 35-1s25 1 36 1c2 0 7 0 7-7 0-4-4-4-8-4-20-1-23-8-23-15 0-3 1-5 2-9l46-186c2 2 2 3 3 6l88 208c3 6 4 7 7 7 4 0 4-1 5-7z"><text:p/></draw:path><draw:polygon draw:style-name="gr19" draw:text-style-name="P27" svg:width="0.0189in" svg:height="0.1382in" svg:x="1.0811in" svg:y="0in" svg:viewBox="0 0 49 352" draw:points="49,0 0,0 0,14 35,14 35,338 0,338 0,352 49,352"><text:p/></draw:polygon><draw:path draw:style-name="gr20" draw:text-style-name="P27" svg:width="0.0492in" svg:height="0.1382in" svg:x="1.1264in" svg:y="0in" svg:viewBox="0 0 126 352" svg:d="M51 306c0 14-9 36-48 39-2 0-3 1-3 4s4 3 7 3c34 0 67-17 68-44v-80c0-14 0-25 14-37 12-10 26-11 34-11 1 0 3-2 3-4 0-3-2-3-6-4-23-1-40-14-44-31-1-4-1-5-1-17v-70c0-15 0-26-17-40-14-10-39-14-51-14-3 0-7 0-7 4 0 3 2 3 6 4 22 1 39 12 44 30 1 4 1 4 1 17v74c0 16 3 22 14 33 8 8 18 11 28 14-29 8-42 25-42 45z"><text:p/></draw:path><draw:path draw:style-name="gr21" draw:text-style-name="P27" svg:width="0.0161in" svg:height="0.0413in" svg:x="1.1976in" svg:y="0.089in" svg:viewBox="0 0 42 106" svg:d="M42 37c0-23-9-37-23-37-12 0-19 9-19 19 0 9 7 19 19 19 4 0 9-2 13-5 1-1 1-1 1-1 1 0 1 0 1 5 0 27-12 48-24 60-4 3-4 4-4 5 0 3 2 4 3 4 4 0 33-27 33-69z"><text:p/></draw:path><draw:path draw:style-name="gr22" draw:text-style-name="P27" svg:width="0.0689in" svg:height="0.0626in" svg:x="1.2512in" svg:y="0.0425in" svg:viewBox="0 0 176 160" svg:d="M108 50c2-10 10-42 35-42 2 0 10 0 17 4-9 2-16 11-16 19 0 6 3 13 13 13 8 0 19-7 19-21 0-18-21-23-33-23-20 0-33 19-37 27-9-23-28-27-38-27-37 0-57 46-57 54 0 4 3 4 4 4 3 0 4-1 5-4 12-37 35-46 47-46 7 0 19 3 19 23 0 11-6 35-19 85-5 22-18 36-33 36-3 0-11 0-18-4 9-2 17-9 17-19s-8-13-14-13c-10 0-19 10-19 21 0 16 18 23 33 23 24 0 36-25 37-27 5 13 17 27 39 27 36 0 56-45 56-54 0-4-3-4-4-4-3 0-4 2-5 4-11 38-35 46-47 46-14 0-19-11-19-23 0-8 2-15 6-31z"><text:p/></draw:path><draw:path draw:style-name="gr23" draw:text-style-name="P27" svg:width="0.0693in" svg:height="0.0803in" svg:x="1.376in" svg:y="0.0291in" svg:viewBox="0 0 177 205" svg:d="M164 109c6 0 13 0 13-7s-7-7-13-7h-150c5-47 45-81 95-81h55c6 0 13 0 13-7s-7-7-13-7h-55c-61 0-109 46-109 102 0 57 48 103 109 103h55c6 0 13 0 13-7s-7-7-13-7h-55c-50 0-90-34-95-82z"><text:p/></draw:path><draw:polygon draw:style-name="gr24" draw:text-style-name="P27" svg:width="0.0189in" svg:height="0.1382in" svg:x="1.5118in" svg:y="0in" svg:viewBox="0 0 49 352" draw:points="49,352 49,338 14,338 14,14 49,14 49,0 0,0 0,352"><text:p/></draw:polygon><draw:path draw:style-name="gr25" draw:text-style-name="P27" svg:width="0.0583in" svg:height="0.0953in" svg:x="1.539in" svg:y="0.0118in" svg:viewBox="0 0 149 243" svg:d="M149 122c0-28-2-56-14-82-16-34-45-40-60-40-22 0-47 9-62 42-11 24-13 52-13 80 0 27 1 58 16 85 15 29 41 36 58 36 19 0 46-8 62-41 11-24 13-52 13-80zM74 235c-13 0-34-9-41-43-4-21-4-53-4-74 0-23 0-46 3-65 7-42 33-45 42-45 12 0 35 6 42 41 4 20 4 47 4 69 0 26 0 50-4 73-6 33-26 44-42 44z"><text:p/></draw:path><draw:path draw:style-name="gr26" draw:text-style-name="P27" svg:width="0.0161in" svg:height="0.0413in" svg:x="1.615in" svg:y="0.089in" svg:viewBox="0 0 42 106" svg:d="M42 37c0-23-9-37-23-37-12 0-19 9-19 19 0 9 7 19 19 19 4 0 9-2 13-5 1-1 1-1 1-1 1 0 1 0 1 5 0 27-12 48-24 60-4 3-4 4-4 5 0 3 2 4 3 4 4 0 33-27 33-69z"><text:p/></draw:path><draw:path draw:style-name="gr27" draw:text-style-name="P27" svg:width="0.0575in" svg:height="0.0953in" svg:x="1.6701in" svg:y="0.0118in" svg:viewBox="0 0 147 243" svg:d="M115 123v11c0 83-37 99-57 99-6 0-25-1-35-13 16 0 18-10 18-16 0-11-8-16-16-16-6 0-16 3-16 17 0 23 19 38 49 38 46 0 89-48 89-124 0-95-41-119-72-119-20 0-37 6-52 22s-23 31-23 57c0 45 31 79 71 79 21 0 36-15 44-35zM71 150c-6 0-22 0-33-22-6-13-6-31-6-48 0-19 0-36 7-49 10-18 23-22 36-22 16 0 28 12 34 28 4 11 5 33 5 49 0 30-12 64-43 64z"><text:p/></draw:path><draw:path draw:style-name="gr28" draw:text-style-name="P27" svg:width="0.0575in" svg:height="0.0953in" svg:x="1.7394in" svg:y="0.0118in" svg:viewBox="0 0 147 243" svg:d="M115 123v11c0 83-37 99-57 99-6 0-25-1-35-13 16 0 18-10 18-16 0-11-8-16-16-16-6 0-16 3-16 17 0 23 19 38 49 38 46 0 89-48 89-124 0-95-41-119-72-119-20 0-37 6-52 22s-23 31-23 57c0 45 31 79 71 79 21 0 36-15 44-35zM71 150c-6 0-22 0-33-22-6-13-6-31-6-48 0-19 0-36 7-49 10-18 23-22 36-22 16 0 28 12 34 28 4 11 5 33 5 49 0 30-12 64-43 64z"><text:p/></draw:path><draw:polygon draw:style-name="gr29" draw:text-style-name="P27" svg:width="0.0189in" svg:height="0.1382in" svg:x="1.8059in" svg:y="0in" svg:viewBox="0 0 49 352" draw:points="49,0 0,0 0,14 35,14 35,338 0,338 0,352 49,352"><text:p/></draw:polygon></draw:g></text:span><text:span text:style-name="T27">, then:</text:span></text:p>
      <text:p text:style-name="P14"><text:tab/><draw:g text:anchor-type="as-char" svg:y="-0.2374in" draw:z-index="11" draw:style-name="gr1"><svg:title>TexMaths</svg:title><svg:desc>10§display§\bold{mean}(X)= \frac{1}{N} \sum_{i=1}^N x_i.§svg§600§FALSE</svg:desc><draw:polygon draw:style-name="gr2" draw:text-style-name="P27" svg:width="1.3579in" svg:height="0.4024in" svg:x="0in" svg:y="0in" svg:viewBox="0 0 3450 1023" draw:points="1725,1023 0,1023 0,0 3450,0 3450,1023"><text:p/></draw:polygon><draw:path draw:style-name="gr3" draw:text-style-name="P27" svg:width="0.1232in" svg:height="0.0622in" svg:x="0.0063in" svg:y="0.1768in" svg:viewBox="0 0 314 159" svg:d="M24 33v110h-24v16c10 0 31-1 44-1 14 0 35 1 45 1v-16h-24v-74c0-39 30-56 52-56 12 0 20 7 20 34v96h-25v16c10 0 32-1 45-1 14 0 34 1 44 1v-16h-24v-74c0-39 31-56 53-56 12 0 19 7 19 34v96h-24v16c10 0 31-1 44-1 14 0 35 1 45 1v-16h-25v-92c0-36-18-51-54-51-32 0-50 18-59 34-7-33-40-34-53-34-31 0-51 16-62 38v-38l-61 3v16c22 0 24 0 24 14z"><text:p/></draw:path><draw:path draw:style-name="gr3" draw:text-style-name="P27" svg:width="0.0638in" svg:height="0.0634in" svg:x="0.137in" svg:y="0.1764in" svg:viewBox="0 0 163 162" svg:d="M152 83c8 0 11 0 11-9 0-11-2-37-19-55-14-13-32-19-57-19-56 0-87 36-87 81 0 47 35 81 92 81 56 0 71-37 71-43 0-7-6-7-8-7-6 0-7 2-9 8-7 17-28 28-51 28-49 0-50-47-50-65zM45 71c1-13 1-28 9-40 9-14 23-18 33-18 42 0 42 46 43 58z"><text:p/></draw:path><draw:path draw:style-name="gr3" draw:text-style-name="P27" svg:width="0.0728in" svg:height="0.0634in" svg:x="0.2098in" svg:y="0.1764in" svg:viewBox="0 0 186 162" svg:d="M121 133c0 11 0 27 37 27h17c7 0 11 0 11-8s-5-8-9-8c-22-1-22-5-22-14v-76c0-31-25-54-78-54-20 0-63 1-63 33 0 15 13 22 22 22 11 0 22-8 22-22 0-11-6-17-7-18 9-2 21-2 25-2 26 0 39 15 39 41v12c-25 2-115 5-115 56 0 34 44 40 68 40 28 0 45-14 53-29zM115 77v34c0 34-33 39-42 39-18 0-32-13-32-28 0-39 56-43 74-45z"><text:p/></draw:path><draw:path draw:style-name="gr3" draw:text-style-name="P27" svg:width="0.0787in" svg:height="0.0622in" svg:x="0.289in" svg:y="0.1768in" svg:viewBox="0 0 201 159" svg:d="M24 33v110h-24v16c10 0 31-1 45-1 13 0 34 1 44 1v-16h-24v-74c0-39 30-56 52-56 12 0 20 7 20 34v96h-25v16c10 0 31-1 45-1s34 1 44 1v-16h-24v-92c0-37-19-51-54-51-34 0-53 20-62 38v-38l-61 3v16c22 0 24 0 24 14z"><text:p/></draw:path><draw:path draw:style-name="gr3" draw:text-style-name="P27" svg:width="0.0323in" svg:height="0.1382in" svg:x="0.385in" svg:y="0.1354in" svg:viewBox="0 0 83 352" svg:d="M83 349c0-1 0-2-7-8-44-44-55-111-55-165 0-61 13-122 57-166 5-5 5-5 5-6 0-3-2-4-4-4-4 0-36 24-57 69-18 39-22 78-22 107 0 28 4 70 23 110 22 44 52 66 56 66 2 0 4-1 4-3z"><text:p/></draw:path><draw:path draw:style-name="gr3" draw:text-style-name="P27" svg:width="0.1142in" svg:height="0.0945in" svg:x="0.4287in" svg:y="0.1445in" svg:viewBox="0 0 291 241" svg:d="M162 96l-30-70c-1-3-2-4-2-5 0-2 6-9 21-10 3 0 7-1 7-7 0-4-4-4-5-4-15 0-30 1-45 1-9 0-30-1-39-1-2 0-7 0-7 7 0 4 4 4 9 4 21 0 23 3 26 11l42 99-75 80-4 4c-18 18-34 24-52 25-5 0-8 0-8 7 0 1 0 4 5 4 10 0 22-1 33-1 13 0 27 1 39 1 2 0 7 0 7-7 0-4-4-4-5-4-3 0-14-1-14-11 0-5 6-11 10-16l36-38 31-34 36 84c2 4 2 4 2 5 0 3-7 9-21 10-3 0-7 1-7 7 0 4 4 4 6 4 10 0 34-1 44-1 9 0 30 1 39 1 3 0 7 0 7-7 0-4-4-4-6-4-24 0-25-1-31-15-14-33-37-88-45-109 24-25 61-67 72-77 10-9 24-17 45-18 4 0 8 0 8-7 0 0 0-4-5-4-11 0-22 1-33 1-13 0-27-1-39-1-2 0-7 0-7 7 0 3 2 4 4 4 3 0 14 1 14 11 0 5-4 9-6 13z"><text:p/></draw:path><draw:path draw:style-name="gr3" draw:text-style-name="P27" svg:width="0.0323in" svg:height="0.1382in" svg:x="0.5587in" svg:y="0.1354in" svg:viewBox="0 0 83 352" svg:d="M83 176c0-27-4-70-24-110-21-43-52-66-55-66s-4 1-4 4c0 1 0 1 7 8 35 35 55 91 55 164 0 61-13 123-57 167-5 4-5 5-5 6 0 2 1 3 4 3s35-24 56-68c18-39 23-78 23-108z"><text:p/></draw:path><draw:path draw:style-name="gr3" draw:text-style-name="P27" svg:width="0.0921in" svg:height="0.0323in" svg:x="0.6504in" svg:y="0.1882in" svg:viewBox="0 0 235 83" svg:d="M223 14c5 0 12 0 12-7s-7-7-12-7h-211c-5 0-12 0-12 7s7 7 12 7zM223 83c5 0 12 0 12-7s-7-7-12-7h-211c-5 0-12 0-12 7s7 7 12 7z"><text:p/></draw:path><draw:path draw:style-name="gr3" draw:text-style-name="P27" svg:width="0.0457in" svg:height="0.0921in" svg:x="0.8465in" svg:y="0.0535in" svg:viewBox="0 0 117 235" svg:d="M73 9c0-8 0-9-8-9-22 23-54 23-65 23v11c7 0 28 0 46-10v183c0 13-1 17-33 17h-11v11c13-1 43-1 58-1 14 0 45 0 57 1v-11h-11c-32 0-33-4-33-17z"><text:p/></draw:path><draw:polygon draw:style-name="gr3" draw:text-style-name="P27" svg:width="0.1264in" svg:height="0.0055in" svg:x="0.8055in" svg:y="0.202in" svg:viewBox="0 0 322 15" draw:points="161,15 0,15 0,0 322,0 322,15"><text:p/></draw:polygon><draw:path draw:style-name="gr3" draw:text-style-name="P27" svg:width="0.1165in" svg:height="0.0945in" svg:x="0.811in" svg:y="0.2402in" svg:viewBox="0 0 297 241" svg:d="M253 37c3-14 10-25 38-26 2 0 6 0 6-7 0 0 0-4-5-4-11 0-24 1-35 1-12 0-25-1-36-1-2 0-7 0-7 7 0 4 4 4 7 4 20 0 24 8 24 15 0 2-1 7-1 8l-40 157-78-184c-3-7-3-7-11-7h-47c-7 0-11 0-11 7 0 4 4 4 10 4 2 0 24 0 24 3l-47 190c-3 14-9 25-38 26-2 0-6 0-6 7 0 3 2 4 5 4 11 0 23-1 35-1s25 1 36 1c2 0 7 0 7-7 0-4-4-4-8-4-20-1-23-8-23-15 0-3 1-5 2-9l46-186c2 2 2 3 3 6l88 208c3 6 4 7 7 7 4 0 4-1 5-7z"><text:p/></draw:path><draw:path draw:style-name="gr3" draw:text-style-name="P27" svg:width="0.0862in" svg:height="0.0661in" svg:x="1.0291in" svg:y="0in" svg:viewBox="0 0 220 169" svg:d="M189 27c3-9 6-18 26-18 1 0 5 0 5-6 0-1-1-3-4-3-8 0-17 1-25 1-6 0-20-1-26-1-2 0-5 0-5 5 0 4 3 4 5 4 12 0 16 4 16 10 0 2 0 3-1 6l-27 108-63-129c-2-4-2-4-8-4h-34c-5 0-8 0-8 5 0 4 3 4 8 4s11 0 16 1l-33 133c-2 9-7 16-26 17-2 0-5 0-5 5 0 3 2 4 4 4 8 0 17-1 25-1 6 0 21 1 27 1 2 0 5-1 5-5s-3-4-6-4c-16 0-16-7-16-10 0-1 0-2 1-6l32-127 72 148c2 4 3 4 6 4s3-1 5-5z"><text:p/></draw:path><draw:path draw:style-name="gr3" draw:text-style-name="P27" svg:width="0.1843in" svg:height="0.1937in" svg:x="0.9791in" svg:y="0.1079in" svg:viewBox="0 0 469 493" svg:d="M426 493l43-113h-9c-14 37-51 61-92 71-7 2-42 11-109 11h-213l180-210c2-3 3-4 3-5s0-2-3-6l-164-224h193c48 0 80 5 83 6 19 2 49 8 77 26 9 6 33 21 45 50h9l-43-99h-416c-8 0-9 0-10 2 0 2 0 8 0 12l186 255-182 214c-4 4-4 6-4 6 0 4 4 4 10 4z"><text:p/></draw:path><draw:path draw:style-name="gr3" draw:text-style-name="P27" svg:width="0.0295in" svg:height="0.0654in" svg:x="0.9862in" svg:y="0.3382in" svg:viewBox="0 0 76 167" svg:d="M69 9c0-4-3-9-10-9s-14 6-14 14c0 4 3 9 10 9s14-7 14-14zM18 135c-1 3-2 6-2 11 0 11 10 21 24 21 25 0 36-35 36-38 0-4-4-4-4-4-4 0-4 2-5 5-6 19-17 30-27 30-5 0-6-4-6-9 0-6 2-10 4-16 3-7 5-13 8-20 2-6 11-28 12-31s2-6 2-8c0-12-10-21-24-21-25 0-36 34-36 38 0 3 3 3 4 3 4 0 4-1 5-4 6-21 17-30 26-30 4 0 7 2 7 9 0 5-2 9-8 24z"><text:p/></draw:path><draw:path draw:style-name="gr3" draw:text-style-name="P27" svg:width="0.0713in" svg:height="0.026in" svg:x="1.0276in" svg:y="0.365in" svg:viewBox="0 0 182 67" svg:d="M173 12c3 0 9 0 9-6s-6-6-9-6h-164c-3 0-9 0-9 6s6 6 9 6zM173 67c3 0 9 0 9-6s-6-6-9-6h-164c-3 0-9 0-9 6s6 6 9 6z"><text:p/></draw:path><draw:path draw:style-name="gr3" draw:text-style-name="P27" svg:width="0.0354in" svg:height="0.0642in" svg:x="1.1165in" svg:y="0.3382in" svg:viewBox="0 0 91 164" svg:d="M56 7c0-7 0-7-7-7-16 16-39 16-49 16v9c6 0 22 0 36-7v126c0 8 0 11-25 11h-9v9c4 0 35-1 44-1 8 0 39 1 45 1v-9h-10c-25 0-25-3-25-11z"><text:p/></draw:path><draw:path draw:style-name="gr3" draw:text-style-name="P27" svg:width="0.0689in" svg:height="0.0626in" svg:x="1.1984in" svg:y="0.1783in" svg:viewBox="0 0 176 160" svg:d="M108 50c2-10 10-42 35-42 2 0 10 0 17 4-9 2-16 11-16 19 0 6 3 13 13 13 8 0 19-7 19-21 0-18-21-23-33-23-20 0-33 19-37 27-9-23-28-27-38-27-37 0-57 46-57 54 0 4 3 4 4 4 3 0 4-1 5-4 12-37 35-46 47-46 7 0 19 3 19 23 0 11-6 35-19 85-5 22-18 36-33 36-3 0-11 0-18-4 9-2 17-9 17-19s-8-13-14-13c-10 0-19 10-19 21 0 16 18 23 33 23 24 0 36-25 37-27 5 13 17 27 39 27 36 0 56-45 56-54 0-4-3-4-4-4-3 0-4 2-5 4-11 38-35 46-47 46-14 0-19-11-19-23 0-8 2-15 6-31z"><text:p/></draw:path><draw:path draw:style-name="gr3" draw:text-style-name="P27" svg:width="0.0295in" svg:height="0.0654in" svg:x="1.278in" svg:y="0.1957in" svg:viewBox="0 0 76 167" svg:d="M69 9c0-4-3-9-10-9s-14 6-14 14c0 4 3 9 10 9s14-7 14-14zM18 135c-1 3-2 6-2 11 0 11 10 21 24 21 25 0 36-35 36-38 0-4-4-4-4-4-4 0-4 2-5 5-6 19-17 30-27 30-5 0-6-4-6-9 0-6 2-10 4-16 3-7 5-13 8-20 2-6 11-28 12-31s2-6 2-8c0-12-10-21-24-21-25 0-36 34-36 38 0 3 3 3 4 3 4 0 4-1 5-4 6-21 17-30 26-30 4 0 7 2 7 9 0 5-2 9-8 24z"><text:p/></draw:path><draw:path draw:style-name="gr3" draw:text-style-name="P27" svg:width="0.0146in" svg:height="0.0146in" svg:x="1.3315in" svg:y="0.2256in" svg:viewBox="0 0 38 38" svg:d="M38 19c0-10-8-19-19-19-10 0-19 9-19 19 0 11 9 19 19 19 11 0 19-8 19-19z"><text:p/></draw:path></draw:g></text:p>
      <text:p text:style-name="P15"><text:tab/><draw:g text:anchor-type="as-char" svg:y="-0.2016in" draw:z-index="13" draw:style-name="gr1"><svg:title>TexMaths</svg:title><svg:desc>10§display§\bold{median}(X)=\left\{\begin{matrix}
x_{(N+1)/2} &amp;,N~\text{is odd} \\
(x_{N/2}+x_{N/2+1})/2 &amp;,N~\text{is even} \end{matrix}\right.§svg§600§FALSE</svg:desc><draw:polygon draw:style-name="gr2" draw:text-style-name="P27" svg:width="2.9346in" svg:height="0.3323in" svg:x="0in" svg:y="0in" svg:viewBox="0 0 7455 845" draw:points="3728,845 0,845 0,0 7455,0 7455,845"><text:p/></draw:polygon><draw:path draw:style-name="gr3" draw:text-style-name="P27" svg:width="0.1232in" svg:height="0.0622in" svg:x="0.0063in" svg:y="0.1382in" svg:viewBox="0 0 314 159" svg:d="M24 33v110h-24v16c10 0 31-1 44-1 14 0 35 1 45 1v-16h-24v-74c0-39 30-56 52-56 12 0 20 7 20 34v96h-25v16c10 0 32-1 45-1 14 0 34 1 44 1v-16h-24v-74c0-39 31-56 53-56 12 0 19 7 19 34v96h-24v16c10 0 31-1 44-1 14 0 35 1 45 1v-16h-25v-92c0-36-18-51-54-51-32 0-50 18-59 34-7-33-40-34-53-34-31 0-51 16-62 38v-38l-61 3v16c22 0 24 0 24 14z"><text:p/></draw:path><draw:path draw:style-name="gr3" draw:text-style-name="P27" svg:width="0.0638in" svg:height="0.0634in" svg:x="0.137in" svg:y="0.1362in" svg:viewBox="0 0 163 162" svg:d="M152 83c8 0 11 0 11-9 0-11-2-37-19-55-14-13-32-19-57-19-56 0-87 36-87 81 0 47 35 81 92 81 56 0 71-37 71-43 0-7-6-7-8-7-6 0-7 2-9 8-7 17-28 28-51 28-49 0-50-47-50-65zM45 71c1-13 1-28 9-40 9-14 23-18 33-18 42 0 42 46 43 58z"><text:p/></draw:path><draw:path draw:style-name="gr3" draw:text-style-name="P27" svg:width="0.078in" svg:height="0.0969in" svg:x="0.2106in" svg:y="0.1043in" svg:viewBox="0 0 199 247" svg:d="M134 230v17l65-2v-17c-22 0-25 0-25-13v-215l-62 3v16c22 0 24 0 24 14v69c-17-14-36-16-47-16-52 0-89 31-89 81 0 46 32 80 85 80 21 0 38-8 49-17zM134 120v89c-4 6-19 25-46 25-43 0-43-42-43-67 0-17 0-36 9-50 11-15 27-18 38-18 20 0 34 11 42 21z"><text:p/></draw:path><draw:path draw:style-name="gr3" draw:text-style-name="P27" svg:width="0.0331in" svg:height="0.0961in" svg:x="0.3004in" svg:y="0.1043in" svg:viewBox="0 0 85 245" svg:d="M63 86l-62 3v17c21 0 24 0 24 14v109h-25v16c11 0 28-1 43-1 11 0 29 1 42 1v-16h-22zM67 28c0-16-13-28-28-28-16 0-28 12-28 28 0 15 12 27 28 27 15 0 28-12 28-27z"><text:p/></draw:path><draw:path draw:style-name="gr3" draw:text-style-name="P27" svg:width="0.0728in" svg:height="0.0634in" svg:x="0.3425in" svg:y="0.1362in" svg:viewBox="0 0 186 162" svg:d="M121 133c0 11 0 27 37 27h17c7 0 11 0 11-8s-5-8-9-8c-22-1-22-5-22-14v-76c0-31-25-54-78-54-20 0-63 1-63 33 0 15 13 22 22 22 11 0 22-8 22-22 0-11-6-17-7-18 9-2 21-2 25-2 26 0 39 15 39 41v12c-25 2-115 5-115 56 0 34 44 40 68 40 28 0 45-14 53-29zM115 77v34c0 34-33 39-42 39-18 0-32-13-32-28 0-39 56-43 74-45z"><text:p/></draw:path><draw:path draw:style-name="gr3" draw:text-style-name="P27" svg:width="0.0787in" svg:height="0.0622in" svg:x="0.4217in" svg:y="0.1382in" svg:viewBox="0 0 201 159" svg:d="M24 33v110h-24v16c10 0 31-1 45-1 13 0 34 1 44 1v-16h-24v-74c0-39 30-56 52-56 12 0 20 7 20 34v96h-25v16c10 0 31-1 45-1s34 1 44 1v-16h-24v-92c0-37-19-51-54-51-34 0-53 20-62 38v-38l-61 3v16c22 0 24 0 24 14z"><text:p/></draw:path><draw:path draw:style-name="gr3" draw:text-style-name="P27" svg:width="0.0323in" svg:height="0.1382in" svg:x="0.5177in" svg:y="0.0953in" svg:viewBox="0 0 83 352" svg:d="M83 349c0-1 0-2-7-8-44-44-55-111-55-165 0-61 13-122 57-166 5-5 5-5 5-6 0-3-2-4-4-4-4 0-36 24-57 69-18 39-22 78-22 107 0 28 4 70 23 110 22 44 52 66 56 66 2 0 4-1 4-3z"><text:p/></draw:path><draw:path draw:style-name="gr3" draw:text-style-name="P27" svg:width="0.1142in" svg:height="0.0945in" svg:x="0.5614in" svg:y="0.1063in" svg:viewBox="0 0 291 241" svg:d="M162 96l-30-70c-1-3-2-4-2-5 0-2 6-9 21-10 3 0 7-1 7-7 0-4-4-4-5-4-15 0-30 1-45 1-9 0-30-1-39-1-2 0-7 0-7 7 0 4 4 4 9 4 21 0 23 3 26 11l42 99-75 80-4 4c-18 18-34 24-52 25-5 0-8 0-8 7 0 1 0 4 5 4 10 0 22-1 33-1 13 0 27 1 39 1 2 0 7 0 7-7 0-4-4-4-5-4-3 0-14-1-14-11 0-5 6-11 10-16l36-38 31-34 36 84c2 4 2 4 2 5 0 3-7 9-21 10-3 0-7 1-7 7 0 4 4 4 6 4 10 0 34-1 44-1 9 0 30 1 39 1 3 0 7 0 7-7 0-4-4-4-6-4-24 0-25-1-31-15-14-33-37-88-45-109 24-25 61-67 72-77 10-9 24-17 45-18 4 0 8 0 8-7 0 0 0-4-5-4-11 0-22 1-33 1-13 0-27-1-39-1-2 0-7 0-7 7 0 3 2 4 4 4 3 0 14 1 14 11 0 5-4 9-6 13z"><text:p/></draw:path><draw:path draw:style-name="gr3" draw:text-style-name="P27" svg:width="0.0323in" svg:height="0.1382in" svg:x="0.6909in" svg:y="0.0953in" svg:viewBox="0 0 83 352" svg:d="M83 176c0-27-4-70-24-110-21-43-52-66-55-66s-4 1-4 4c0 1 0 1 7 8 35 35 55 91 55 164 0 61-13 123-57 167-5 4-5 5-5 6 0 2 1 3 4 3s35-24 56-68c18-39 23-78 23-108z"><text:p/></draw:path><draw:path draw:style-name="gr3" draw:text-style-name="P27" svg:width="0.0921in" svg:height="0.0323in" svg:x="0.7831in" svg:y="0.15in" svg:viewBox="0 0 235 83" svg:d="M223 14c5 0 12 0 12-7s-7-7-12-7h-211c-5 0-12 0-12 7s7 7 12 7zM223 83c5 0 12 0 12-7s-7-7-12-7h-211c-5 0-12 0-12 7s7 7 12 7z"><text:p/></draw:path><draw:path draw:style-name="gr3" draw:text-style-name="P27" svg:width="0.0673in" svg:height="0.3319in" svg:x="0.9398in" svg:y="0in" svg:viewBox="0 0 172 844" svg:d="M101 538c0-17 0-43-23-71-13-18-33-34-58-45 69-33 81-83 81-104v-202c0-22 0-67 68-101 3-1 3-2 3-7 0-8 0-8-8-8-5 0-5 0-14 4-35 17-70 45-78 88-1 7-1 10-1 34v163c0 10 0 29 0 33-3 37-25 69-65 91-6 3-6 3-6 9s0 6 5 9c24 13 58 38 65 82 1 8 1 9 1 13v209c0 51 36 85 80 105 7 4 8 4 13 4 8 0 8 0 8-8 0-5 0-6-3-7-15-7-60-30-68-81 0-5 0-9 0-30z"><text:p/></draw:path><draw:path draw:style-name="gr3" draw:text-style-name="P27" svg:width="0.0689in" svg:height="0.0626in" svg:x="1.3327in" svg:y="0.0543in" svg:viewBox="0 0 176 160" svg:d="M108 50c2-10 10-42 35-42 2 0 10 0 17 4-9 2-16 11-16 19 0 6 3 13 13 13 8 0 19-7 19-21 0-18-21-23-33-23-20 0-33 19-37 27-9-23-28-27-38-27-37 0-57 46-57 54 0 4 3 4 4 4 3 0 4-1 5-4 12-37 35-46 47-46 7 0 19 3 19 23 0 11-6 35-19 85-5 22-18 36-33 36-3 0-11 0-18-4 9-2 17-9 17-19s-8-13-14-13c-10 0-19 10-19 21 0 16 18 23 33 23 24 0 36-25 37-27 5 13 17 27 39 27 36 0 56-45 56-54 0-4-3-4-4-4-3 0-4 2-5 4-11 38-35 46-47 46-14 0-19-11-19-23 0-8 2-15 6-31z"><text:p/></draw:path><draw:path draw:style-name="gr3" draw:text-style-name="P27" svg:width="0.0252in" svg:height="0.0969in" svg:x="1.4189in" svg:y="0.0685in" svg:viewBox="0 0 65 247" svg:d="M60 0c-48 33-60 85-60 123 0 35 10 89 60 124 2 0 5 0 5-3 0-2-1-2-3-4-33-30-45-72-45-116 0-67 26-100 46-118 1-1 2-2 2-3 0-3-3-3-5-3z"><text:p/></draw:path><draw:path draw:style-name="gr3" draw:text-style-name="P27" svg:width="0.0862in" svg:height="0.0661in" svg:x="1.4575in" svg:y="0.0752in" svg:viewBox="0 0 220 169" svg:d="M189 27c3-9 6-18 26-18 1 0 5 0 5-6 0-1-1-3-4-3-8 0-17 1-25 1-6 0-20-1-26-1-2 0-5 0-5 5 0 4 3 4 5 4 12 0 16 4 16 10 0 2 0 3-1 6l-27 108-63-129c-2-4-2-4-8-4h-34c-5 0-8 0-8 5 0 4 3 4 8 4s11 0 16 1l-33 133c-2 9-7 16-26 17-2 0-5 0-5 5 0 3 2 4 4 4 8 0 17-1 25-1 6 0 21 1 27 1 2 0 5-1 5-5s-3-4-6-4c-16 0-16-7-16-10 0-1 0-2 1-6l32-127 72 148c2 4 3 4 6 4s3-1 5-5z"><text:p/></draw:path><draw:path draw:style-name="gr3" draw:text-style-name="P27" svg:width="0.0713in" svg:height="0.0713in" svg:x="1.5559in" svg:y="0.0807in" svg:viewBox="0 0 182 182" svg:d="M97 97h76c3 0 9 0 9-6s-6-6-9-6h-76v-76c0-3 0-9-6-9s-6 6-6 9v76h-76c-3 0-9 0-9 6s6 6 9 6h76v76c0 3 0 9 6 9s6-5 6-9z"><text:p/></draw:path><draw:path draw:style-name="gr3" draw:text-style-name="P27" svg:width="0.0354in" svg:height="0.0642in" svg:x="1.6445in" svg:y="0.0768in" svg:viewBox="0 0 91 164" svg:d="M56 7c0-7 0-7-7-7-16 16-39 16-49 16v9c6 0 22 0 36-7v126c0 8 0 11-25 11h-9v9c4 0 35-1 44-1 8 0 39 1 45 1v-9h-10c-25 0-25-3-25-11z"><text:p/></draw:path><draw:path draw:style-name="gr3" draw:text-style-name="P27" svg:width="0.0252in" svg:height="0.0969in" svg:x="1.6961in" svg:y="0.0685in" svg:viewBox="0 0 65 247" svg:d="M5 0c-2 0-5 0-5 3 0 1 1 2 2 4 22 19 46 53 46 116 0 52-17 91-44 115-4 4-4 5-4 6s1 3 3 3c3 0 27-17 43-47 11-21 19-48 19-76 0-35-11-89-60-124z"><text:p/></draw:path><draw:path draw:style-name="gr3" draw:text-style-name="P27" svg:width="0.0417in" svg:height="0.0969in" svg:x="1.7398in" svg:y="0.0685in" svg:viewBox="0 0 107 247" svg:d="M105 11c2-3 2-4 2-5 0-4-3-6-6-6-4 0-6 3-7 6l-93 230c-1 3-1 4-1 5 0 4 3 6 6 6 4 0 5-3 7-6z"><text:p/></draw:path><draw:path draw:style-name="gr3" draw:text-style-name="P27" svg:width="0.0429in" svg:height="0.0642in" svg:x="1.7953in" svg:y="0.0768in" svg:viewBox="0 0 110 164" svg:d="M110 119h-9c0 6-3 20-6 23-2 1-21 1-25 1h-45c26-23 34-30 49-41 19-15 36-30 36-54 0-30-27-48-58-48s-52 22-52 44c0 13 11 14 13 14 6 0 13-4 13-13 0-4-1-13-14-13 7-18 24-23 36-23 25 0 38 19 38 39 0 22-16 39-24 48l-60 59c-2 2-2 2-2 9h102z"><text:p/></draw:path><draw:path draw:style-name="gr3" draw:text-style-name="P27" svg:width="0.0161in" svg:height="0.0413in" svg:x="2.326in" svg:y="0.1016in" svg:viewBox="0 0 42 106" svg:d="M42 37c0-23-9-37-23-37-12 0-19 9-19 19 0 9 7 19 19 19 4 0 9-2 13-5 1-1 1-1 1-1 1 0 1 0 1 5 0 27-12 48-24 60-4 3-4 4-4 5 0 3 2 4 3 4 4 0 33-27 33-69z"><text:p/></draw:path><draw:path draw:style-name="gr3" draw:text-style-name="P27" svg:width="0.1165in" svg:height="0.0945in" svg:x="2.3807in" svg:y="0.0217in" svg:viewBox="0 0 297 241" svg:d="M253 37c3-14 10-25 38-26 2 0 6 0 6-7 0 0 0-4-5-4-11 0-24 1-35 1-12 0-25-1-36-1-2 0-7 0-7 7 0 4 4 4 7 4 20 0 24 8 24 15 0 2-1 7-1 8l-40 157-78-184c-3-7-3-7-11-7h-47c-7 0-11 0-11 7 0 4 4 4 10 4 2 0 24 0 24 3l-47 190c-3 14-9 25-38 26-2 0-6 0-6 7 0 3 2 4 5 4 11 0 23-1 35-1s25 1 36 1c2 0 7 0 7-7 0-4-4-4-8-4-20-1-23-8-23-15 0-3 1-5 2-9l46-186c2 2 2 3 3 6l88 208c3 6 4 7 7 7 4 0 4-1 5-7z"><text:p/></draw:path><draw:path draw:style-name="gr3" draw:text-style-name="P27" svg:width="0.0295in" svg:height="0.0925in" svg:x="2.5524in" svg:y="0.0236in" svg:viewBox="0 0 76 236" svg:d="M51 80l-50 4v11c24 0 27 2 27 19v95c0 16-4 16-28 16v11c11 0 31-1 39-1 13 0 25 1 37 1v-11c-23 0-25-2-25-15zM53 19c0-12-9-19-19-19-11 0-19 10-19 19s8 18 19 18c10 0 19-7 19-18z"><text:p/></draw:path><draw:path draw:style-name="gr3" draw:text-style-name="P27" svg:width="0.0453in" svg:height="0.0634in" svg:x="2.5909in" svg:y="0.0543in" svg:viewBox="0 0 116 162" svg:d="M62 90c8 1 37 7 37 32 0 18-12 33-40 33-30 0-43-21-49-51-1-4-2-6-5-6-5 0-5 3-5 9v47c0 6 0 8 4 8 2 0 2 0 9-7 0 0 0-1 7-8 15 15 31 15 39 15 41 0 57-23 57-49 0-19-11-29-15-33-12-12-25-15-40-17-20-4-44-9-44-29 0-13 9-27 40-27 39 0 40 32 41 43 1 3 4 3 4 3 5 0 5-2 5-9v-36c0-6 0-8-4-8-2 0-2 0-7 4-1 2-5 5-6 6-13-10-28-10-33-10-44 0-57 24-57 43 0 13 6 23 15 31 12 9 22 11 47 16z"><text:p/></draw:path><draw:path draw:style-name="gr3" draw:text-style-name="P27" svg:width="0.0614in" svg:height="0.0634in" svg:x="2.6909in" svg:y="0.0543in" svg:viewBox="0 0 157 162" svg:d="M157 83c0-46-36-83-78-83-45 0-79 39-79 83 0 45 37 79 78 79 43 0 79-34 79-79zM79 153c-16 0-31-7-41-23-9-16-9-37-9-50 0-14 0-33 9-49s26-23 40-23c16 0 31 8 40 23s9 35 9 49c0 13 0 32-7 47-8 16-24 26-41 26z"><text:p/></draw:path><draw:path draw:style-name="gr3" draw:text-style-name="P27" svg:width="0.0681in" svg:height="0.0976in" svg:x="2.7646in" svg:y="0.0189in" svg:viewBox="0 0 174 249" svg:d="M122 225v24l52-4v-11c-24 0-27-3-27-20v-214l-51 4v11c25 0 27 2 27 20v76c-10-13-25-22-44-22-42 0-79 35-79 80s35 80 75 80c23 0 38-12 47-24zM122 131v72c0 7 0 7-4 13-10 17-26 25-41 25-16 0-29-9-37-23-10-14-11-34-11-49 0-13 1-34 11-50 8-11 21-22 40-22 13 0 27 5 38 21 4 6 4 7 4 13z"><text:p/></draw:path><draw:path draw:style-name="gr3" draw:text-style-name="P27" svg:width="0.0681in" svg:height="0.0976in" svg:x="2.8413in" svg:y="0.0189in" svg:viewBox="0 0 174 249" svg:d="M122 225v24l52-4v-11c-24 0-27-3-27-20v-214l-51 4v11c25 0 27 2 27 20v76c-10-13-25-22-44-22-42 0-79 35-79 80s35 80 75 80c23 0 38-12 47-24zM122 131v72c0 7 0 7-4 13-10 17-26 25-41 25-16 0-29-9-37-23-10-14-11-34-11-49 0-13 1-34 11-50 8-11 21-22 40-22 13 0 27 5 38 21 4 6 4 7 4 13z"><text:p/></draw:path><draw:path draw:style-name="gr3" draw:text-style-name="P27" svg:width="0.0323in" svg:height="0.1382in" svg:x="1.039in" svg:y="0.178in" svg:viewBox="0 0 83 352" svg:d="M83 349c0-1 0-2-7-8-44-44-55-111-55-165 0-61 13-122 57-166 5-5 5-5 5-6 0-3-2-4-4-4-4 0-36 24-57 69-18 39-22 78-22 107 0 28 4 70 23 110 22 44 52 66 56 66 2 0 4-1 4-3z"><text:p/></draw:path><draw:path draw:style-name="gr3" draw:text-style-name="P27" svg:width="0.0689in" svg:height="0.0626in" svg:x="1.0831in" svg:y="0.2213in" svg:viewBox="0 0 176 160" svg:d="M108 50c2-10 10-42 35-42 2 0 10 0 17 4-9 2-16 11-16 19 0 6 3 13 13 13 8 0 19-7 19-21 0-18-21-23-33-23-20 0-33 19-37 27-9-23-28-27-38-27-37 0-57 46-57 54 0 4 3 4 4 4 3 0 4-1 5-4 12-37 35-46 47-46 7 0 19 3 19 23 0 11-6 35-19 85-5 22-18 36-33 36-3 0-11 0-18-4 9-2 17-9 17-19s-8-13-14-13c-10 0-19 10-19 21 0 16 18 23 33 23 24 0 36-25 37-27 5 13 17 27 39 27 36 0 56-45 56-54 0-4-3-4-4-4-3 0-4 2-5 4-11 38-35 46-47 46-14 0-19-11-19-23 0-8 2-15 6-31z"><text:p/></draw:path><draw:path draw:style-name="gr3" draw:text-style-name="P27" svg:width="0.0862in" svg:height="0.0661in" svg:x="1.165in" svg:y="0.2398in" svg:viewBox="0 0 220 169" svg:d="M189 27c3-9 6-18 26-18 1 0 5 0 5-6 0-1-1-3-4-3-8 0-17 1-25 1-6 0-20-1-26-1-2 0-5 0-5 5 0 4 3 4 5 4 12 0 16 4 16 10 0 2 0 3-1 6l-27 108-63-129c-2-4-2-4-8-4h-34c-5 0-8 0-8 5 0 4 3 4 8 4s11 0 16 1l-33 133c-2 9-7 16-26 17-2 0-5 0-5 5 0 3 2 4 4 4 8 0 17-1 25-1 6 0 21 1 27 1 2 0 5-1 5-5s-3-4-6-4c-16 0-16-7-16-10 0-1 0-2 1-6l32-127 72 148c2 4 3 4 6 4s3-1 5-5z"><text:p/></draw:path><draw:path draw:style-name="gr3" draw:text-style-name="P27" svg:width="0.0417in" svg:height="0.0969in" svg:x="1.2547in" svg:y="0.2335in" svg:viewBox="0 0 107 247" svg:d="M105 11c2-3 2-4 2-5 0-4-3-6-6-6-4 0-6 3-7 6l-93 230c-1 3-1 4-1 5 0 4 3 6 6 6 4 0 5-3 7-6z"><text:p/></draw:path><draw:path draw:style-name="gr3" draw:text-style-name="P27" svg:width="0.0429in" svg:height="0.0642in" svg:x="1.3102in" svg:y="0.2425in" svg:viewBox="0 0 110 164" svg:d="M110 119h-9c0 6-3 20-6 23-2 1-21 1-25 1h-45c26-23 34-30 49-41 19-15 36-30 36-54 0-30-27-48-58-48s-52 22-52 44c0 13 11 14 13 14 6 0 13-4 13-13 0-4-1-13-14-13 7-18 24-23 36-23 25 0 38 19 38 39 0 22-16 39-24 48l-60 59c-2 2-2 2-2 9h102z"><text:p/></draw:path><draw:path draw:style-name="gr3" draw:text-style-name="P27" svg:width="0.0921in" svg:height="0.0921in" svg:x="1.4047in" svg:y="0.2016in" svg:viewBox="0 0 235 235" svg:d="M125 125h98c5 0 12 0 12-7 0-8-7-8-12-8h-98v-98c0-5 0-12-7-12-8 0-8 7-8 12v98h-98c-5 0-12 0-12 8 0 7 7 7 12 7h98v98c0 5 0 12 8 12 7 0 7-7 7-12z"><text:p/></draw:path><draw:path draw:style-name="gr3" draw:text-style-name="P27" svg:width="0.0689in" svg:height="0.0626in" svg:x="1.539in" svg:y="0.2213in" svg:viewBox="0 0 176 160" svg:d="M108 50c2-10 10-42 35-42 2 0 10 0 17 4-9 2-16 11-16 19 0 6 3 13 13 13 8 0 19-7 19-21 0-18-21-23-33-23-20 0-33 19-37 27-9-23-28-27-38-27-37 0-57 46-57 54 0 4 3 4 4 4 3 0 4-1 5-4 12-37 35-46 47-46 7 0 19 3 19 23 0 11-6 35-19 85-5 22-18 36-33 36-3 0-11 0-18-4 9-2 17-9 17-19s-8-13-14-13c-10 0-19 10-19 21 0 16 18 23 33 23 24 0 36-25 37-27 5 13 17 27 39 27 36 0 56-45 56-54 0-4-3-4-4-4-3 0-4 2-5 4-11 38-35 46-47 46-14 0-19-11-19-23 0-8 2-15 6-31z"><text:p/></draw:path><draw:path draw:style-name="gr3" draw:text-style-name="P27" svg:width="0.0862in" svg:height="0.0661in" svg:x="1.6209in" svg:y="0.2398in" svg:viewBox="0 0 220 169" svg:d="M189 27c3-9 6-18 26-18 1 0 5 0 5-6 0-1-1-3-4-3-8 0-17 1-25 1-6 0-20-1-26-1-2 0-5 0-5 5 0 4 3 4 5 4 12 0 16 4 16 10 0 2 0 3-1 6l-27 108-63-129c-2-4-2-4-8-4h-34c-5 0-8 0-8 5 0 4 3 4 8 4s11 0 16 1l-33 133c-2 9-7 16-26 17-2 0-5 0-5 5 0 3 2 4 4 4 8 0 17-1 25-1 6 0 21 1 27 1 2 0 5-1 5-5s-3-4-6-4c-16 0-16-7-16-10 0-1 0-2 1-6l32-127 72 148c2 4 3 4 6 4s3-1 5-5z"><text:p/></draw:path><draw:path draw:style-name="gr3" draw:text-style-name="P27" svg:width="0.0417in" svg:height="0.0969in" svg:x="1.7106in" svg:y="0.2335in" svg:viewBox="0 0 107 247" svg:d="M105 11c2-3 2-4 2-5 0-4-3-6-6-6-4 0-6 3-7 6l-93 230c-1 3-1 4-1 5 0 4 3 6 6 6 4 0 5-3 7-6z"><text:p/></draw:path><draw:path draw:style-name="gr3" draw:text-style-name="P27" svg:width="0.0429in" svg:height="0.0642in" svg:x="1.7661in" svg:y="0.2425in" svg:viewBox="0 0 110 164" svg:d="M110 119h-9c0 6-3 20-6 23-2 1-21 1-25 1h-45c26-23 34-30 49-41 19-15 36-30 36-54 0-30-27-48-58-48s-52 22-52 44c0 13 11 14 13 14 6 0 13-4 13-13 0-4-1-13-14-13 7-18 24-23 36-23 25 0 38 19 38 39 0 22-16 39-24 48l-60 59c-2 2-2 2-2 9h102z"><text:p/></draw:path><draw:path draw:style-name="gr3" draw:text-style-name="P27" svg:width="0.0713in" svg:height="0.0713in" svg:x="1.822in" svg:y="0.2472in" svg:viewBox="0 0 182 182" svg:d="M97 97h76c3 0 9 0 9-6s-6-6-9-6h-76v-76c0-3 0-9-6-9s-6 6-6 9v76h-76c-3 0-9 0-9 6s6 6 9 6h76v76c0 3 0 9 6 9s6-5 6-9z"><text:p/></draw:path><draw:path draw:style-name="gr3" draw:text-style-name="P27" svg:width="0.0354in" svg:height="0.0642in" svg:x="1.9106in" svg:y="0.2425in" svg:viewBox="0 0 91 164" svg:d="M56 7c0-7 0-7-7-7-16 16-39 16-49 16v9c6 0 22 0 36-7v126c0 8 0 11-25 11h-9v9c4 0 35-1 44-1 8 0 39 1 45 1v-9h-10c-25 0-25-3-25-11z"><text:p/></draw:path><draw:path draw:style-name="gr3" draw:text-style-name="P27" svg:width="0.0323in" svg:height="0.1382in" svg:x="1.9701in" svg:y="0.178in" svg:viewBox="0 0 83 352" svg:d="M83 176c0-27-4-70-24-110-21-43-52-66-55-66s-4 1-4 4c0 1 0 1 7 8 35 35 55 91 55 164 0 61-13 123-57 167-5 4-5 5-5 6 0 2 1 3 4 3s35-24 56-68c18-39 23-78 23-108z"><text:p/></draw:path><draw:path draw:style-name="gr3" draw:text-style-name="P27" svg:width="0.0539in" svg:height="0.1382in" svg:x="2.0236in" svg:y="0.178in" svg:viewBox="0 0 138 352" svg:d="M136 13c2-4 2-6 2-6 0-4-3-7-7-7-3 0-5 1-6 3l-123 336c-2 5-2 6-2 6 0 4 3 7 7 7 5 0 6-2 8-8z"><text:p/></draw:path><draw:path draw:style-name="gr3" draw:text-style-name="P27" svg:width="0.0551in" svg:height="0.0921in" svg:x="2.0921in" svg:y="0.1898in" svg:viewBox="0 0 141 235" svg:d="M27 208l38-36c55-49 76-68 76-104 0-40-32-68-75-68-40 0-66 32-66 64 0 20 18 20 19 20 6 0 18-5 18-19 0-9-6-18-19-18-2 0-3 0-4 0 8-23 27-36 48-36 32 0 47 29 47 57 0 29-18 57-37 78l-68 76c-4 4-4 5-4 13h131l10-61h-9c-1 10-4 26-7 31-3 3-26 3-34 3z"><text:p/></draw:path><draw:path draw:style-name="gr3" draw:text-style-name="P27" svg:width="0.0161in" svg:height="0.0413in" svg:x="2.3047in" svg:y="0.2677in" svg:viewBox="0 0 42 106" svg:d="M42 37c0-23-9-37-23-37-12 0-19 9-19 19 0 9 7 19 19 19 4 0 9-2 13-5 1-1 1-1 1-1 1 0 1 0 1 5 0 27-12 48-24 60-4 3-4 4-4 5 0 3 2 4 3 4 4 0 33-27 33-69z"><text:p/></draw:path><draw:path draw:style-name="gr3" draw:text-style-name="P27" svg:width="0.1165in" svg:height="0.0945in" svg:x="2.3594in" svg:y="0.1862in" svg:viewBox="0 0 297 241" svg:d="M253 37c3-14 10-25 38-26 2 0 6 0 6-7 0 0 0-4-5-4-11 0-24 1-35 1-12 0-25-1-36-1-2 0-7 0-7 7 0 4 4 4 7 4 20 0 24 8 24 15 0 2-1 7-1 8l-40 157-78-184c-3-7-3-7-11-7h-47c-7 0-11 0-11 7 0 4 4 4 10 4 2 0 24 0 24 3l-47 190c-3 14-9 25-38 26-2 0-6 0-6 7 0 3 2 4 5 4 11 0 23-1 35-1s25 1 36 1c2 0 7 0 7-7 0-4-4-4-8-4-20-1-23-8-23-15 0-3 1-5 2-9l46-186c2 2 2 3 3 6l88 208c3 6 4 7 7 7 4 0 4-1 5-7z"><text:p/></draw:path><draw:path draw:style-name="gr3" draw:text-style-name="P27" svg:width="0.0295in" svg:height="0.0925in" svg:x="2.5311in" svg:y="0.1898in" svg:viewBox="0 0 76 236" svg:d="M51 80l-50 4v11c24 0 27 2 27 19v95c0 16-4 16-28 16v11c11 0 31-1 39-1 13 0 25 1 37 1v-11c-23 0-25-2-25-15zM53 19c0-12-9-19-19-19-11 0-19 10-19 19s8 18 19 18c10 0 19-7 19-18z"><text:p/></draw:path><draw:path draw:style-name="gr3" draw:text-style-name="P27" svg:width="0.0453in" svg:height="0.0634in" svg:x="2.5697in" svg:y="0.2189in" svg:viewBox="0 0 116 162" svg:d="M62 90c8 1 37 7 37 32 0 18-12 33-40 33-30 0-43-21-49-51-1-4-2-6-5-6-5 0-5 3-5 9v47c0 6 0 8 4 8 2 0 2 0 9-7 0 0 0-1 7-8 15 15 31 15 39 15 41 0 57-23 57-49 0-19-11-29-15-33-12-12-25-15-40-17-20-4-44-9-44-29 0-13 9-27 40-27 39 0 40 32 41 43 1 3 4 3 4 3 5 0 5-2 5-9v-36c0-6 0-8-4-8-2 0-2 0-7 4-1 2-5 5-6 6-13-10-28-10-33-10-44 0-57 24-57 43 0 13 6 23 15 31 12 9 22 11 47 16z"><text:p/></draw:path><draw:path draw:style-name="gr3" draw:text-style-name="P27" svg:width="0.0535in" svg:height="0.0634in" svg:x="2.6697in" svg:y="0.2189in" svg:viewBox="0 0 137 162" svg:d="M30 69c2-52 32-61 44-61 36 0 40 48 40 61zM29 77h99c8 0 9 0 9-8 0-35-19-69-63-69-41 0-74 36-74 81 0 47 37 81 78 81 43 0 59-39 59-46 0-3-3-4-5-4-3 0-3 2-4 5-13 36-44 36-48 36-18 0-32-10-40-23-11-17-11-41-11-53z"><text:p/></draw:path><draw:path draw:style-name="gr3" draw:text-style-name="P27" svg:width="0.0677in" svg:height="0.061in" svg:x="2.7299in" svg:y="0.2217in" svg:viewBox="0 0 173 156" svg:d="M140 35c4-8 10-24 33-24v-11c-8 1-19 1-27 1s-24-1-30-1v11c13 0 17 8 17 15 0 3-1 5-3 9l-36 90-39-99c-2-4-2-5-2-6 0-9 13-9 20-9v-11c-11 0-31 1-39 1-9 0-23 0-34-1v11c22 0 24 2 28 13l51 126c2 5 3 6 8 6 4 0 6-3 7-6z"><text:p/></draw:path><draw:path draw:style-name="gr3" draw:text-style-name="P27" svg:width="0.0535in" svg:height="0.0634in" svg:x="2.8004in" svg:y="0.2189in" svg:viewBox="0 0 137 162" svg:d="M30 69c2-52 32-61 44-61 36 0 40 48 40 61zM29 77h99c8 0 9 0 9-8 0-35-19-69-63-69-41 0-74 36-74 81 0 47 37 81 78 81 43 0 59-39 59-46 0-3-3-4-5-4-3 0-3 2-4 5-13 36-44 36-48 36-18 0-32-10-40-23-11-17-11-41-11-53z"><text:p/></draw:path><draw:path draw:style-name="gr3" draw:text-style-name="P27" svg:width="0.0697in" svg:height="0.061in" svg:x="2.8622in" svg:y="0.2213in" svg:viewBox="0 0 178 156" svg:d="M28 35v94c0 16-4 16-28 16v11c12 0 30-1 40-1 9 0 28 1 40 1v-11c-24 0-28 0-28-16v-65c0-36 25-56 48-56 22 0 26 19 26 39v82c0 16-4 16-28 16v11c13 0 31-1 40-1s28 1 40 1v-11c-19 0-27 0-28-10v-68c0-30 0-41-11-54-5-6-16-13-37-13-26 0-42 15-52 37v-37l-50 4v11c25 0 28 2 28 20z"><text:p/></draw:path></draw:g>, <draw:g text:anchor-type="as-char" svg:y="-0.0953in" draw:z-index="14" draw:style-name="gr1"><svg:title>TexMaths</svg:title><svg:desc>10§display§X§svg§600§FALSE</svg:desc><draw:polygon draw:style-name="gr2" draw:text-style-name="P27" svg:width="0.1256in" svg:height="0.0945in" svg:x="0in" svg:y="0in" svg:viewBox="0 0 320 241" draw:points="160,241 0,241 0,0 320,0 320,241"><text:p/></draw:polygon><draw:path draw:style-name="gr3" draw:text-style-name="P27" svg:width="0.1142in" svg:height="0.0945in" svg:x="0.0035in" svg:y="0in" svg:viewBox="0 0 291 241" svg:d="M162 96l-30-70c-1-3-2-4-2-5 0-2 6-9 21-10 3 0 7-1 7-7 0-4-4-4-5-4-15 0-30 1-45 1-9 0-30-1-39-1-2 0-7 0-7 7 0 4 4 4 9 4 21 0 23 3 26 11l42 99-75 80-4 4c-18 18-34 24-52 25-5 0-8 0-8 7 0 1 0 4 5 4 10 0 22-1 33-1 13 0 27 1 39 1 2 0 7 0 7-7 0-4-4-4-5-4-3 0-14-1-14-11 0-5 6-11 10-16l36-38 31-34 36 84c2 4 2 4 2 5 0 3-7 9-21 10-3 0-7 1-7 7 0 4 4 4 6 4 10 0 34-1 44-1 9 0 30 1 39 1 3 0 7 0 7-7 0-4-4-4-6-4-24 0-25-1-31-15-14-33-37-88-45-109 24-25 61-67 72-77 10-9 24-17 45-18 4 0 8 0 8-7 0 0 0-4-5-4-11 0-22 1-33 1-13 0-27-1-39-1-2 0-7 0-7 7 0 3 2 4 4 4 3 0 14 1 14 11 0 5-4 9-6 13z"><text:p/></draw:path></draw:g> <text:span text:style-name="T28">is sorted.</text:span></text:p>
      <text:p text:style-name="P16"><text:tab/><draw:g text:anchor-type="as-char" svg:y="-0.1043in" draw:z-index="15" draw:style-name="gr1"><svg:title>TexMaths</svg:title><svg:desc>10§display§\bold{mode}(X)§svg§600§FALSE</svg:desc><draw:polygon draw:style-name="gr2" draw:text-style-name="P27" svg:width="0.611in" svg:height="0.1382in" svg:x="0in" svg:y="0in" svg:viewBox="0 0 1553 352" draw:points="777,352 0,352 0,0 1553,0 1553,352"><text:p/></draw:polygon><draw:path draw:style-name="gr3" draw:text-style-name="P27" svg:width="0.1232in" svg:height="0.0622in" svg:x="0.0063in" svg:y="0.0413in" svg:viewBox="0 0 314 159" svg:d="M24 33v110h-24v16c10 0 31-1 44-1 14 0 35 1 45 1v-16h-24v-74c0-39 30-56 52-56 12 0 20 7 20 34v96h-25v16c10 0 32-1 45-1 14 0 34 1 44 1v-16h-24v-74c0-39 31-56 53-56 12 0 19 7 19 34v96h-24v16c10 0 31-1 44-1 14 0 35 1 45 1v-16h-25v-92c0-36-18-51-54-51-32 0-50 18-59 34-7-33-40-34-53-34-31 0-51 16-62 38v-38l-61 3v16c22 0 24 0 24 14z"><text:p/></draw:path><draw:path draw:style-name="gr3" draw:text-style-name="P27" svg:width="0.0705in" svg:height="0.0634in" svg:x="0.137in" svg:y="0.0409in" svg:viewBox="0 0 180 162" svg:d="M180 83c0-47-32-83-90-83s-90 36-90 83c0 44 31 79 90 79s90-35 90-79zM90 148c-45 0-45-38-45-69 0-16 0-34 6-46 7-13 22-20 39-20 15 0 30 5 38 18 7 12 7 31 7 48 0 31 0 69-45 69z"><text:p/></draw:path><draw:path draw:style-name="gr3" draw:text-style-name="P27" svg:width="0.078in" svg:height="0.0969in" svg:x="0.2217in" svg:y="0.0071in" svg:viewBox="0 0 199 247" svg:d="M134 230v17l65-2v-17c-22 0-25 0-25-13v-215l-62 3v16c22 0 24 0 24 14v69c-17-14-36-16-47-16-52 0-89 31-89 81 0 46 32 80 85 80 21 0 38-8 49-17zM134 120v89c-4 6-19 25-46 25-43 0-43-42-43-67 0-17 0-36 9-50 11-15 27-18 38-18 20 0 34 11 42 21z"><text:p/></draw:path><draw:path draw:style-name="gr3" draw:text-style-name="P27" svg:width="0.0638in" svg:height="0.0634in" svg:x="0.3094in" svg:y="0.0409in" svg:viewBox="0 0 163 162" svg:d="M152 83c8 0 11 0 11-9 0-11-2-37-19-55-13-13-32-19-57-19-56 0-87 36-87 81 0 47 35 81 92 81 56 0 71-37 71-43 0-7-6-7-8-7-6 0-7 2-9 8-7 17-28 28-51 28-49 0-50-47-50-65zM45 71c1-13 1-28 9-40 9-14 23-18 33-18 42 0 42 46 43 58z"><text:p/></draw:path><draw:path draw:style-name="gr3" draw:text-style-name="P27" svg:width="0.0323in" svg:height="0.1382in" svg:x="0.3917in" svg:y="0in" svg:viewBox="0 0 83 352" svg:d="M83 349c0-1 0-2-7-8-44-44-55-111-55-165 0-61 13-122 57-166 5-5 5-5 5-6 0-3-2-4-4-4-4 0-36 24-57 69-18 39-22 78-22 107 0 28 4 70 23 110 22 44 52 66 56 66 2 0 4-1 4-3z"><text:p/></draw:path><draw:path draw:style-name="gr3" draw:text-style-name="P27" svg:width="0.1142in" svg:height="0.0945in" svg:x="0.4354in" svg:y="0.0094in" svg:viewBox="0 0 291 241" svg:d="M162 96l-30-70c-1-3-2-4-2-5 0-2 6-9 21-10 3 0 7-1 7-7 0-4-4-4-5-4-15 0-30 1-45 1-9 0-30-1-39-1-2 0-7 0-7 7 0 4 4 4 9 4 21 0 23 3 26 11l42 99-75 80-4 4c-18 18-34 24-52 25-5 0-8 0-8 7 0 1 0 4 5 4 10 0 22-1 33-1 13 0 27 1 39 1 2 0 7 0 7-7 0-4-4-4-5-4-3 0-14-1-14-11 0-5 6-11 10-16l36-38 31-34 36 84c2 4 2 4 2 5 0 3-7 9-21 10-3 0-7 1-7 7 0 4 4 4 6 4 10 0 34-1 44-1 9 0 30 1 39 1 3 0 7 0 7-7 0-4-4-4-6-4-24 0-25-1-31-15-14-33-37-88-45-109 24-25 61-67 72-77 10-9 24-17 45-18 4 0 8 0 8-7 0 0 0-4-5-4-11 0-22 1-33 1-13 0-27-1-39-1-2 0-7 0-7 7 0 3 2 4 4 4 3 0 14 1 14 11 0 5-4 9-6 13z"><text:p/></draw:path><draw:path draw:style-name="gr3" draw:text-style-name="P27" svg:width="0.0323in" svg:height="0.1382in" svg:x="0.565in" svg:y="0in" svg:viewBox="0 0 83 352" svg:d="M83 176c0-27-4-70-24-110-21-43-52-66-55-66s-4 1-4 4c0 1 0 1 7 8 35 35 55 91 55 164 0 61-13 123-57 167-5 4-5 5-5 6 0 2 1 3 4 3s35-24 56-68c18-39 23-78 23-108z"><text:p/></draw:path></draw:g> <text:span text:style-name="T29">is the most frequent </text:span><text:span text:style-name="T29"><draw:g text:anchor-type="as-char" svg:y="-0.0953in" draw:z-index="16" draw:style-name="gr1"><svg:title>TexMaths</svg:title><svg:desc>10§display§x \in X§svg§600§FALSE</svg:desc><draw:polygon draw:style-name="gr2" draw:text-style-name="P27" svg:width="0.3736in" svg:height="0.1in" svg:x="0in" svg:y="0in" svg:viewBox="0 0 950 255" draw:points="475,255 0,255 0,0 950,0 950,255"><text:p/></draw:polygon><draw:path draw:style-name="gr3" draw:text-style-name="P27" svg:width="0.0689in" svg:height="0.0626in" svg:x="0.0039in" svg:y="0.0335in" svg:viewBox="0 0 176 160" svg:d="M108 50c2-10 10-42 35-42 2 0 10 0 17 4-9 2-16 11-16 19 0 6 3 13 13 13 8 0 19-7 19-21 0-18-21-23-33-23-20 0-33 19-37 27-9-23-28-27-38-27-37 0-57 46-57 54 0 4 3 4 4 4 3 0 4-1 5-4 12-37 35-46 47-46 7 0 19 3 19 23 0 11-6 35-19 85-5 22-18 36-33 36-3 0-11 0-18-4 9-2 17-9 17-19s-8-13-14-13c-10 0-19 10-19 21 0 16 18 23 33 23 24 0 36-25 37-27 5 13 17 27 39 27 36 0 56-45 56-54 0-4-3-4-4-4-3 0-4 2-5 4-11 38-35 46-47 46-14 0-19-11-19-23 0-8 2-15 6-31z"><text:p/></draw:path><draw:path draw:style-name="gr3" draw:text-style-name="P27" svg:width="0.0693in" svg:height="0.0803in" svg:x="0.1291in" svg:y="0.0189in" svg:viewBox="0 0 177 205" svg:d="M164 109c6 0 13 0 13-7s-7-7-13-7h-150c5-47 45-81 95-81h55c6 0 13 0 13-7s-7-7-13-7h-55c-61 0-109 46-109 102 0 57 48 103 109 103h55c6 0 13 0 13-7s-7-7-13-7h-55c-50 0-90-34-95-82z"><text:p/></draw:path><draw:path draw:style-name="gr3" draw:text-style-name="P27" svg:width="0.1142in" svg:height="0.0945in" svg:x="0.252in" svg:y="0in" svg:viewBox="0 0 291 241" svg:d="M162 96l-30-70c-1-3-2-4-2-5 0-2 6-9 21-10 3 0 7-1 7-7 0-4-4-4-5-4-15 0-30 1-45 1-9 0-30-1-39-1-2 0-7 0-7 7 0 4 4 4 9 4 21 0 23 3 26 11l42 99-75 80-4 4c-18 18-34 24-52 25-5 0-8 0-8 7 0 1 0 4 5 4 10 0 22-1 33-1 13 0 27 1 39 1 2 0 7 0 7-7 0-4-4-4-5-4-3 0-14-1-14-11 0-5 6-11 10-16l36-38 31-34 36 84c1 4 2 4 2 5 0 3-7 9-21 10-3 0-7 1-7 7 0 4 4 4 6 4 10 0 34-1 44-1 9 0 30 1 39 1 3 0 7 0 7-7 0-4-4-4-6-4-24 0-25-1-31-15-14-33-37-88-45-109 24-25 61-67 72-77 10-9 24-17 45-18 4 0 8 0 8-7 0 0 0-4-5-4-11 0-22 1-33 1-13 0-27-1-39-1-2 0-7 0-7 7 0 3 2 4 4 4 3 0 14 1 14 11 0 5-4 9-6 13z"><text:p/></draw:path></draw:g></text:span></text:p>
      <text:p text:style-name="P17"><text:tab/><draw:g text:anchor-type="as-char" svg:y="-0.1043in" draw:z-index="12" draw:style-name="gr1"><svg:title>TexMaths</svg:title><svg:desc>10§display§\bold{range}(X)=\bold{max}(X)-\bold{min}(X)§svg§600§FALSE</svg:desc><draw:polygon draw:style-name="gr2" draw:text-style-name="P27" svg:width="1.9961in" svg:height="0.1382in" svg:x="0in" svg:y="0in" svg:viewBox="0 0 5071 352" draw:points="2535,352 0,352 0,0 5071,0 5071,352"><text:p/></draw:polygon><draw:path draw:style-name="gr3" draw:text-style-name="P27" svg:width="0.0559in" svg:height="0.0622in" svg:x="0.0051in" svg:y="0.0413in" svg:viewBox="0 0 143 159" svg:d="M59 40v-40l-59 3v16c22 0 24 0 24 14v110h-24v16c12 0 28-1 45-1 13 0 36 0 48 1v-16h-30v-62c0-25 8-68 44-68 0 0-7 6-7 16 0 15 11 22 22 22 10 0 21-8 21-22 0-19-19-29-37-29-25 0-39 18-47 40z"><text:p/></draw:path><draw:path draw:style-name="gr3" draw:text-style-name="P27" svg:width="0.0728in" svg:height="0.0634in" svg:x="0.0701in" svg:y="0.0409in" svg:viewBox="0 0 186 162" svg:d="M121 133c0 11 0 27 37 27h17c7 0 11 0 11-8s-5-8-9-8c-22-1-22-5-22-14v-76c0-31-25-54-78-54-20 0-63 1-63 33 0 15 13 22 22 22 11 0 22-8 22-22 0-11-6-17-7-18 9-2 21-2 25-2 26 0 39 15 39 41v12c-25 2-115 5-115 56 0 34 44 40 68 40 28 0 45-14 53-29zM115 77v34c0 34-33 39-42 39-18 0-32-13-32-28 0-39 56-43 74-45z"><text:p/></draw:path><draw:path draw:style-name="gr3" draw:text-style-name="P27" svg:width="0.0787in" svg:height="0.0622in" svg:x="0.1492in" svg:y="0.0413in" svg:viewBox="0 0 201 159" svg:d="M24 33v110h-24v16c10 0 31-1 45-1 13 0 34 1 44 1v-16h-24v-74c0-39 30-56 52-56 12 0 20 7 20 34v96h-25v16c10 0 31-1 45-1s34 1 44 1v-16h-24v-92c0-37-19-51-54-51-34 0-53 20-62 38v-38l-61 3v16c22 0 24 0 24 14z"><text:p/></draw:path><draw:path draw:style-name="gr3" draw:text-style-name="P27" svg:width="0.0728in" svg:height="0.0909in" svg:x="0.2358in" svg:y="0.0409in" svg:viewBox="0 0 186 232" svg:d="M79 94c-31 0-31-24-31-40s0-40 31-40 31 24 31 40 0 40-31 40zM36 97c16 9 34 9 43 9 51 0 70-27 70-52 0-17-9-28-14-34 11-6 18-6 22-7-1 2-2 5-2 7 0 9 6 16 16 16 9 0 15-7 15-16 0-8-6-20-22-20-6 0-22 1-38 13-6-4-21-11-47-11-51 0-71 27-71 52 0 14 8 29 19 37-10 12-12 24-12 31 0 6 1 23 15 34-4 1-30 9-30 31 0 18 19 45 90 45 63 0 90-21 90-46 0-11-3-33-26-45-20-10-41-10-75-10-9 0-26 0-27 0-16-3-20-16-20-22 0-4 2-9 4-12zM58 165h41c11 0 51 0 51 22 0 13-14 32-60 32-42 0-60-16-60-33 0-21 23-21 28-21z"><text:p/></draw:path><draw:path draw:style-name="gr3" draw:text-style-name="P27" svg:width="0.0638in" svg:height="0.0634in" svg:x="0.3154in" svg:y="0.0409in" svg:viewBox="0 0 163 162" svg:d="M152 83c8 0 11 0 11-9 0-11-2-37-19-55-14-13-32-19-57-19-56 0-87 36-87 81 0 47 35 81 92 81 56 0 71-37 71-43 0-7-6-7-8-7-6 0-7 2-9 8-7 17-28 28-51 28-49 0-50-47-50-65zM45 71c1-13 1-28 9-40 9-14 23-18 33-18 42 0 42 46 43 58z"><text:p/></draw:path><draw:path draw:style-name="gr3" draw:text-style-name="P27" svg:width="0.0323in" svg:height="0.1382in" svg:x="0.3976in" svg:y="0in" svg:viewBox="0 0 83 352" svg:d="M83 349c0-1 0-2-7-8-44-44-55-111-55-165 0-61 13-122 57-166 5-5 5-5 5-6 0-3-2-4-4-4-4 0-36 24-57 69-18 39-22 78-22 107 0 28 4 70 23 110 22 44 52 66 56 66 2 0 4-1 4-3z"><text:p/></draw:path><draw:path draw:style-name="gr3" draw:text-style-name="P27" svg:width="0.1142in" svg:height="0.0945in" svg:x="0.4413in" svg:y="0.0094in" svg:viewBox="0 0 291 241" svg:d="M162 96l-30-70c-1-3-2-4-2-5 0-2 6-9 21-10 3 0 7-1 7-7 0-4-4-4-5-4-15 0-30 1-45 1-9 0-30-1-39-1-2 0-7 0-7 7 0 4 4 4 9 4 21 0 23 3 26 11l42 99-75 80-4 4c-18 18-34 24-52 25-5 0-8 0-8 7 0 1 0 4 5 4 10 0 22-1 33-1 13 0 27 1 39 1 2 0 7 0 7-7 0-4-4-4-5-4-3 0-14-1-14-11 0-5 6-11 10-16l36-38 31-34 36 84c2 4 2 4 2 5 0 3-7 9-21 10-3 0-7 1-7 7 0 4 4 4 6 4 10 0 34-1 44-1 9 0 30 1 39 1 3 0 7 0 7-7 0-4-4-4-6-4-24 0-25-1-31-15-14-33-37-88-45-109 24-25 61-67 72-77 10-9 24-17 45-18 4 0 8 0 8-7 0 0 0-4-5-4-11 0-22 1-33 1-13 0-27-1-39-1-2 0-7 0-7 7 0 3 2 4 4 4 3 0 14 1 14 11 0 5-4 9-6 13z"><text:p/></draw:path><draw:path draw:style-name="gr3" draw:text-style-name="P27" svg:width="0.0323in" svg:height="0.1382in" svg:x="0.5709in" svg:y="0in" svg:viewBox="0 0 83 352" svg:d="M83 176c0-27-4-70-24-110-21-43-52-66-55-66s-4 1-4 4c0 1 0 1 7 8 35 35 55 91 55 164 0 61-13 123-57 167-5 4-5 5-5 6 0 2 1 3 4 3s35-24 56-68c18-39 23-78 23-108z"><text:p/></draw:path><draw:path draw:style-name="gr3" draw:text-style-name="P27" svg:width="0.0921in" svg:height="0.0323in" svg:x="0.663in" svg:y="0.0531in" svg:viewBox="0 0 235 83" svg:d="M223 14c5 0 12 0 12-7s-7-7-12-7h-211c-5 0-12 0-12 7s7 7 12 7zM223 83c5 0 12 0 12-7s-7-7-12-7h-211c-5 0-12 0-12 7s7 7 12 7z"><text:p/></draw:path><draw:path draw:style-name="gr3" draw:text-style-name="P27" svg:width="0.1232in" svg:height="0.0622in" svg:x="0.8075in" svg:y="0.0413in" svg:viewBox="0 0 314 159" svg:d="M24 33v110h-24v16c10 0 31-1 44-1 14 0 35 1 45 1v-16h-24v-74c0-39 30-56 52-56 12 0 20 7 20 34v96h-25v16c10 0 32-1 45-1 14 0 34 1 44 1v-16h-24v-74c0-39 31-56 53-56 12 0 19 7 19 34v96h-24v16c10 0 31-1 44-1 14 0 35 1 45 1v-16h-25v-92c0-36-18-51-54-51-32 0-50 18-59 34-7-33-40-34-53-34-31 0-51 16-62 38v-38l-61 3v16c22 0 24 0 24 14z"><text:p/></draw:path><draw:path draw:style-name="gr3" draw:text-style-name="P27" svg:width="0.0728in" svg:height="0.0634in" svg:x="0.9386in" svg:y="0.0409in" svg:viewBox="0 0 186 162" svg:d="M121 133c0 11 0 27 37 27h17c7 0 11 0 11-8s-5-8-9-8c-22-1-22-5-22-14v-76c0-31-25-54-78-54-20 0-63 1-63 33 0 15 13 22 22 22 11 0 22-8 22-22 0-11-6-17-7-18 9-2 21-2 25-2 26 0 39 15 39 41v12c-25 2-115 5-115 56 0 34 44 40 68 40 28 0 45-14 53-29zM115 77v34c0 34-33 39-42 39-18 0-32-13-32-28 0-39 56-43 74-45z"><text:p/></draw:path><draw:path draw:style-name="gr3" draw:text-style-name="P27" svg:width="0.078in" svg:height="0.0614in" svg:x="1.0146in" svg:y="0.0425in" svg:viewBox="0 0 199 157" svg:d="M114 70l42-46c4-5 6-7 36-7v-17c-13 1-31 1-33 1-9 0-26-1-36-1v17c5 0 9 0 13 3-1 2-1 3-2 4l-30 33-35-40h14v-17c-9 0-31 1-42 1-12 0-28-1-39-1v17h25l55 65-46 52c-6 6-19 6-36 6v17c12-1 31-1 32-1 9 0 30 1 37 1v-17c-6 0-13-1-13-3 0-1 0-1 2-4l35-39 38 46h-13v17c9 0 30-1 42-1 11 0 27 1 39 1v-17h-25z"><text:p/></draw:path><draw:path draw:style-name="gr3" draw:text-style-name="P27" svg:width="0.0323in" svg:height="0.1382in" svg:x="1.1091in" svg:y="0in" svg:viewBox="0 0 83 352" svg:d="M83 349c0-1 0-2-7-8-44-44-55-111-55-165 0-61 13-122 57-166 5-5 5-5 5-6 0-3-2-4-4-4-4 0-36 24-57 69-18 39-22 78-22 107 0 28 4 70 23 110 22 44 52 66 56 66 2 0 4-1 4-3z"><text:p/></draw:path><draw:path draw:style-name="gr3" draw:text-style-name="P27" svg:width="0.1142in" svg:height="0.0945in" svg:x="1.1528in" svg:y="0.0094in" svg:viewBox="0 0 291 241" svg:d="M162 96l-30-70c-1-3-2-4-2-5 0-2 6-9 21-10 3 0 7-1 7-7 0-4-4-4-5-4-15 0-30 1-45 1-9 0-30-1-39-1-2 0-7 0-7 7 0 4 4 4 9 4 21 0 23 3 26 11l42 99-75 80-4 4c-18 18-34 24-52 25-5 0-8 0-8 7 0 1 0 4 5 4 10 0 22-1 33-1 13 0 27 1 39 1 2 0 7 0 7-7 0-4-4-4-5-4-3 0-14-1-14-11 0-5 6-11 10-16l36-38 31-34 36 84c2 4 2 4 2 5 0 3-7 9-21 10-3 0-7 1-7 7 0 4 4 4 6 4 10 0 34-1 44-1 9 0 30 1 39 1 3 0 7 0 7-7 0-4-4-4-6-4-24 0-25-1-31-15-14-33-37-88-45-109 24-25 61-67 72-77 10-9 24-17 45-18 4 0 8 0 8-7 0 0 0-4-5-4-11 0-22 1-33 1-13 0-27-1-39-1-2 0-7 0-7 7 0 3 2 4 4 4 3 0 14 1 14 11 0 5-4 9-6 13z"><text:p/></draw:path><draw:path draw:style-name="gr3" draw:text-style-name="P27" svg:width="0.0323in" svg:height="0.1382in" svg:x="1.2827in" svg:y="0in" svg:viewBox="0 0 83 352" svg:d="M83 176c0-27-4-70-24-110-21-43-52-66-55-66s-4 1-4 4c0 1 0 1 7 8 35 35 55 91 55 164 0 61-13 123-57 167-5 4-5 5-5 6 0 2 1 3 4 3s35-24 56-68c18-39 23-78 23-108z"><text:p/></draw:path><draw:path draw:style-name="gr3" draw:text-style-name="P27" svg:width="0.0846in" svg:height="0.0055in" svg:x="1.3709in" svg:y="0.0661in" svg:viewBox="0 0 216 15" svg:d="M203 15c6 0 13 0 13-7 0-8-7-8-13-8h-191c-6 0-12 0-12 8 0 7 6 7 12 7z"><text:p/></draw:path><draw:path draw:style-name="gr3" draw:text-style-name="P27" svg:width="0.1232in" svg:height="0.0622in" svg:x="1.5039in" svg:y="0.0413in" svg:viewBox="0 0 314 159" svg:d="M24 33v110h-24v16c10 0 31-1 44-1 14 0 35 1 45 1v-16h-24v-74c0-39 30-56 52-56 12 0 20 7 20 34v96h-25v16c10 0 32-1 45-1 14 0 34 1 44 1v-16h-24v-74c0-39 31-56 53-56 12 0 19 7 19 34v96h-24v16c10 0 31-1 44-1 14 0 35 1 45 1v-16h-25v-92c0-36-18-51-54-51-32 0-50 18-59 34-7-33-40-34-53-34-31 0-51 16-62 38v-38l-61 3v16c22 0 24 0 24 14z"><text:p/></draw:path><draw:path draw:style-name="gr3" draw:text-style-name="P27" svg:width="0.0331in" svg:height="0.0961in" svg:x="1.6366in" svg:y="0.0071in" svg:viewBox="0 0 85 245" svg:d="M63 86l-62 3v17c21 0 24 0 24 14v109h-25v16c11 0 28-1 43-1 11 0 29 1 42 1v-16h-22zM67 28c0-16-13-28-28-28-16 0-28 12-28 28 0 15 12 27 28 27 15 0 28-12 28-27z"><text:p/></draw:path><draw:path draw:style-name="gr3" draw:text-style-name="P27" svg:width="0.0787in" svg:height="0.0622in" svg:x="1.6807in" svg:y="0.0413in" svg:viewBox="0 0 201 159" svg:d="M24 33v110h-24v16c10 0 31-1 45-1 13 0 34 1 44 1v-16h-24v-74c0-39 30-56 52-56 12 0 20 7 20 34v96h-25v16c10 0 31-1 45-1s34 1 44 1v-16h-24v-92c0-37-19-51-54-51-34 0-53 20-62 38v-38l-61 3v16c22 0 24 0 24 14z"><text:p/></draw:path><draw:path draw:style-name="gr3" draw:text-style-name="P27" svg:width="0.0323in" svg:height="0.1382in" svg:x="1.7764in" svg:y="0in" svg:viewBox="0 0 83 352" svg:d="M83 349c0-1 0-2-7-8-44-44-55-111-55-165 0-61 13-122 57-166 5-5 5-5 5-6 0-3-2-4-4-4-4 0-36 24-57 69-18 39-22 78-22 107 0 28 4 70 23 110 22 44 52 66 56 66 2 0 4-1 4-3z"><text:p/></draw:path><draw:path draw:style-name="gr3" draw:text-style-name="P27" svg:width="0.1142in" svg:height="0.0945in" svg:x="1.8205in" svg:y="0.0094in" svg:viewBox="0 0 291 241" svg:d="M162 96l-30-70c-1-3-2-4-2-5 0-2 6-9 21-10 3 0 7-1 7-7 0-4-4-4-5-4-15 0-30 1-45 1-9 0-30-1-39-1-2 0-7 0-7 7 0 4 4 4 9 4 21 0 23 3 26 11l42 99-75 80-4 4c-18 18-34 24-52 25-5 0-8 0-8 7 0 1 0 4 5 4 10 0 22-1 33-1 13 0 27 1 39 1 2 0 7 0 7-7 0-4-4-4-5-4-3 0-14-1-14-11 0-5 6-11 10-16l36-38 31-34 36 84c2 4 2 4 2 5 0 3-7 9-21 10-3 0-7 1-7 7 0 4 4 4 6 4 10 0 34-1 44-1 9 0 30 1 39 1 3 0 7 0 7-7 0-4-4-4-6-4-24 0-25-1-31-15-14-33-37-88-45-109 24-25 61-67 72-77 10-9 24-17 45-18 4 0 8 0 8-7 0 0 0-4-5-4-11 0-22 1-33 1-13 0-27-1-39-1-2 0-7 0-7 7 0 3 2 4 4 4 3 0 14 1 14 11 0 5-4 9-6 13z"><text:p/></draw:path><draw:path draw:style-name="gr3" draw:text-style-name="P27" svg:width="0.0323in" svg:height="0.1382in" svg:x="1.95in" svg:y="0in" svg:viewBox="0 0 83 352" svg:d="M83 176c0-27-4-70-24-110-21-43-52-66-55-66s-4 1-4 4c0 1 0 1 7 8 35 35 55 91 55 164 0 61-13 123-57 167-5 4-5 5-5 6 0 2 1 3 4 3s35-24 56-68c18-39 23-78 23-108z"><text:p/></draw:path></draw:g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ar" style:country-complex="EG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ar" style:country-complex="EG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9597in" style:rel-column-width="18545*"/>
    </style:style>
    <style:style style:name="Table4.B" style:family="table-column">
      <style:table-column-properties style:column-width="3in" style:rel-column-width="28390*"/>
    </style:style>
    <style:style style:name="Table4.C" style:family="table-column">
      <style:table-column-properties style:column-width="1.9653in" style:rel-column-width="18600*"/>
    </style:style>
    <style:style style:name="Table4.1" style:family="table-row">
      <style:table-row-properties style:min-row-height="0.7368in"/>
    </style:style>
    <style:style style:name="Table4.A1" style:family="table-cell">
      <style:table-cell-properties style:vertical-align="middle" fo:padding="0.0382in" fo:border="none"/>
    </style:style>
    <style:style style:name="Table4.2" style:family="table-row">
      <style:table-row-properties style:min-row-height="0.4396in"/>
    </style:style>
    <style:style style:name="Table4.A2" style:family="table-cell">
      <style:table-cell-properties style:vertical-align="middle" fo:padding="0.0382in" fo:border-left="none" fo:border-right="none" fo:border-top="none" fo:border-bottom="0.05pt solid #000000"/>
    </style:style>
    <style:style style:name="MP1" style:family="paragraph" style:parent-style-name="Table_20_Contents">
      <style:paragraph-properties fo:text-align="center" style:justify-single-word="false"/>
      <style:text-properties fo:font-size="10pt" fo:font-weight="bold" officeooo:paragraph-rsid="001afacb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14pt" fo:font-weight="bold" officeooo:rsid="0009fea0" officeooo:paragraph-rsid="0007ad8e" style:font-size-asian="14pt" style:font-weight-asian="bold" style:font-size-complex="14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style:font-name="Courier New" fo:font-size="14pt" fo:font-weight="bold" officeooo:rsid="0007eaad" officeooo:paragraph-rsid="0007eaad" style:font-size-asian="14pt" style:font-weight-asian="bold" style:font-size-complex="14pt" style:font-weight-complex="bold"/>
    </style:style>
    <style:style style:name="MP4" style:family="paragraph" style:parent-style-name="Table_20_Contents">
      <style:paragraph-properties fo:text-align="center" style:justify-single-word="false"/>
      <style:text-properties fo:font-size="10pt" fo:font-weight="bold" officeooo:rsid="0009fea0" officeooo:paragraph-rsid="001afacb" style:font-size-asian="10pt" style:font-weight-asian="bold" style:font-size-complex="10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fo:font-size="10pt" fo:font-weight="bold" officeooo:rsid="0009fea0" officeooo:paragraph-rsid="0007ad8e" style:font-size-asian="10pt" style:font-weight-asian="bold" style:font-size-complex="10pt" style:font-weight-complex="bold"/>
    </style:style>
    <style:style style:name="MP6" style:family="paragraph" style:parent-style-name="Table_20_Contents">
      <style:paragraph-properties fo:text-align="center" style:justify-single-word="false"/>
      <style:text-properties fo:font-size="8pt" fo:font-weight="bold" officeooo:rsid="0009fea0" officeooo:paragraph-rsid="001afacb" style:font-size-asian="8pt" style:font-weight-asian="bold" style:font-size-complex="8pt" style:font-weight-complex="bold"/>
    </style:style>
    <style:style style:name="MP7" style:family="paragraph" style:parent-style-name="Standard">
      <style:text-properties officeooo:paragraph-rsid="001afacb"/>
    </style:style>
    <style:style style:name="M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2902in" fo:margin-bottom="0.33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1.3764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MP1"><draw:frame draw:style-name="Mfr1" draw:name="graphics3" text:anchor-type="as-char" svg:width="1.0217in" svg:height="0.6972in" draw:z-index="0"><draw:image xlink:href="Pictures/100000000000092A000006426C489453.jpg" xlink:type="simple" xlink:show="embed" xlink:actuate="onLoad"/></draw:frame></text:p>
            </table:table-cell>
            <table:table-cell table:style-name="Table4.A1" office:value-type="string">
              <text:p text:style-name="MP2"><text:user-field-get text:name="CourseTitle">Computer Programming (2)</text:user-field-get></text:p>
              <text:p text:style-name="MP3"><text:user-field-get text:name="CourseCode">ECE 214C</text:user-field-get></text:p>
            </table:table-cell>
            <table:table-cell table:style-name="Table4.A1" office:value-type="string">
              <text:p text:style-name="MP1"><draw:frame draw:style-name="Mfr2" draw:name="graphics4" text:anchor-type="as-char" svg:width="0.8299in" svg:height="0.7in" draw:z-index="1"><draw:image xlink:href="Pictures/1000000000000127000000F9418DC779.jpg" xlink:type="simple" xlink:show="embed" xlink:actuate="onLoad"/></draw:frame></text:p>
            </table:table-cell>
          </table:table-row>
          <table:table-row table:style-name="Table4.2">
            <table:table-cell table:style-name="Table4.A2" office:value-type="string">
              <text:p text:style-name="MP4">Benha University</text:p>
            </table:table-cell>
            <table:table-cell table:style-name="Table4.A2" office:value-type="string">
              <text:p text:style-name="MP5">Computer Systems Engineering</text:p>
              <text:p text:style-name="MP5">Electrical Engineering Department</text:p>
            </table:table-cell>
            <table:table-cell table:style-name="Table4.A2" office:value-type="string">
              <text:p text:style-name="MP4">Faculty of Engineering</text:p>
              <text:p text:style-name="MP6">(at Shoubra)</text:p>
            </table:table-cell>
          </table:table-row>
        </table:table>
        <text:p text:style-name="MP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5T12:48:39.538514061</meta:creation-date>
    <dc:date>2014-11-22T00:08:15.652511179</dc:date>
    <meta:editing-duration>PT5H41M39S</meta:editing-duration>
    <meta:editing-cycles>93</meta:editing-cycles>
    <meta:generator>LibreOffice/4.2.7.2$Linux_X86_64 LibreOffice_project/420m0$Build-2</meta:generator>
    <meta:document-statistic meta:table-count="3" meta:image-count="2" meta:object-count="0" meta:page-count="1" meta:paragraph-count="40" meta:word-count="243" meta:character-count="1415" meta:non-whitespace-character-count="1165"/>
  </office:meta>
</office:document-meta>
</file>